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6.461cm" fo:wrap-option="wrap"/>
    </style:style>
    <style:style style:name="gr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7" style:family="graphic" style:parent-style-name="objectwithoutfill">
      <style:graphic-properties svg:stroke-color="#000000" draw:marker-start="" draw:marker-end="Arrowheads_20_1" draw:marker-end-width="0.3cm" draw:fill="none" draw:textarea-vertical-align="middle"/>
    </style:style>
    <style:style style:name="gr28" style:family="graphic" style:parent-style-name="standard" style:list-style-name="L1">
      <style:graphic-properties draw:marker-start="" draw:marker-end="Arrowheads_20_1" draw:fill="solid" draw:fill-color="#ffff00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0" style:family="graphic" style:parent-style-name="objectwithoutfill">
      <style:graphic-properties draw:marker-end="Arrowheads_20_1" draw:marker-end-width="0.3cm" draw:fill="none" draw:textarea-vertical-align="middle"/>
    </style:style>
    <style:style style:name="gr31" style:family="graphic" style:parent-style-name="objectwithoutfill">
      <style:graphic-properties draw:marker-end="Arrowheads_20_1" draw:fill="none" draw:textarea-vertical-align="middle"/>
    </style:style>
    <style:style style:name="gr3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7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3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9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40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4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3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4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6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6.461cm" fo:wrap-option="wrap"/>
    </style:style>
    <style:style style:name="gr4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1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5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57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5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6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6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71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7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3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7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7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9" style:family="graphic" style:parent-style-name="objectwithoutfill">
      <style:graphic-properties draw:stroke="dash" draw:stroke-dash="Fine_20_Dashed" draw:marker-end="Arrowheads_20_1" draw:marker-end-width="0.3cm" draw:fill="none" draw:textarea-vertical-align="middle"/>
    </style:style>
    <style:style style:name="gr8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81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8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8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8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8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8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8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88" style:family="graphic" style:parent-style-name="standard" style:list-style-name="L1">
      <style:graphic-properties draw:marker-end="Arrowheads_20_1" draw:fill="solid" draw:fill-color="#ffff99" draw:textarea-horizontal-align="justify" draw:textarea-vertical-align="middle" draw:auto-grow-height="false"/>
    </style:style>
    <style:style style:name="gr89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0" style:family="graphic" style:parent-style-name="standard">
      <style:graphic-properties draw:marker-end="Arrowheads_20_1" draw:fill="solid" draw:fill-color="#ccffff" draw:textarea-horizontal-align="justify" draw:textarea-vertical-align="middle" draw:auto-grow-height="false"/>
    </style:style>
    <style:style style:name="gr91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2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3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4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5" style:family="graphic" style:parent-style-name="standard" style:list-style-name="L1">
      <style:graphic-properties draw:marker-end="Arrowheads_20_1" draw:fill="solid" draw:fill-color="#ffff99" draw:textarea-horizontal-align="justify" draw:textarea-vertical-align="middle" draw:auto-grow-height="false"/>
    </style:style>
    <style:style style:name="gr96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7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8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9" style:family="graphic" style:parent-style-name="standard" style:list-style-name="L1">
      <style:graphic-properties draw:marker-end="Arrowheads_20_1" draw:fill="solid" draw:fill-color="#ffff99" draw:textarea-horizontal-align="justify" draw:textarea-vertical-align="middle" draw:auto-grow-height="false"/>
    </style:style>
    <style:style style:name="gr100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101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102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103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0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0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0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0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0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0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1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1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1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13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1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1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1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1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1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19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2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1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2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2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3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9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4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4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5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5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5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7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5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3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6.461cm" fo:wrap-option="wrap"/>
    </style:style>
    <style:style style:name="gr16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6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6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7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71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6.461cm" fo:wrap-option="wrap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002cm"/>
    </style:style>
    <style:style style:name="gr173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7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7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7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7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7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7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8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8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8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9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9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3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0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8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6.461cm" fo:wrap-option="wrap"/>
    </style:style>
    <style:style style:name="gr209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3.361cm" fo:min-width="8.884cm" fo:wrap-option="wrap"/>
    </style:style>
    <style:style style:name="gr210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6.461cm" fo:wrap-option="wrap"/>
    </style:style>
    <style:style style:name="gr211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1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1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1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9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2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2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22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6.461cm" fo:wrap-option="wrap"/>
    </style:style>
    <style:style style:name="gr223" style:family="graphic" style:parent-style-name="objectwithoutfill">
      <style:graphic-properties draw:marker-end="Arrow" draw:marker-end-width="0.3cm" draw:fill="none" draw:textarea-vertical-align="middle"/>
    </style:style>
    <style:style style:name="gr224" style:family="graphic" style:parent-style-name="objectwithoutfill">
      <style:graphic-properties draw:fill="none" draw:textarea-vertical-align="middle"/>
    </style:style>
    <style:style style:name="gr22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 fo:min-height="0.076cm" fo:min-width="2.918cm"/>
    </style:style>
    <style:style style:name="gr22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 fo:min-height="0.076cm" fo:min-width="2.918cm"/>
    </style:style>
    <style:style style:name="gr22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2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2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3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3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3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 fo:min-height="0.076cm" fo:min-width="2.918cm"/>
    </style:style>
    <style:style style:name="gr23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3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 fo:min-height="0.076cm" fo:min-width="2.918cm"/>
    </style:style>
    <style:style style:name="gr23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3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3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3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3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4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 fo:min-height="0.076cm" fo:min-width="2.918cm"/>
    </style:style>
    <style:style style:name="gr24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4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4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4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 fo:min-height="0.076cm" fo:min-width="2.918cm"/>
    </style:style>
    <style:style style:name="gr24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4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4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4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 fo:min-height="0.076cm" fo:min-width="2.918cm"/>
    </style:style>
    <style:style style:name="gr24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5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5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5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5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5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5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 fo:min-height="0.076cm" fo:min-width="2.918cm"/>
    </style:style>
    <style:style style:name="gr25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5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5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5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60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5.41cm" fo:min-width="8.66cm" fo:wrap-option="wrap"/>
    </style:style>
    <style:style style:name="gr261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3.361cm" fo:min-width="8.884cm" fo:wrap-option="wrap"/>
    </style:style>
    <style:style style:name="gr262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1.663cm" fo:min-width="8.886cm" fo:wrap-option="wrap"/>
    </style:style>
    <style:style style:name="gr263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 fo:min-height="0.076cm" fo:min-width="2.918cm"/>
    </style:style>
    <style:style style:name="gr26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6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6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 fo:min-height="0.076cm" fo:min-width="2.918cm"/>
    </style:style>
    <style:style style:name="gr26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6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 fo:min-height="0.076cm" fo:min-width="2.918cm"/>
    </style:style>
    <style:style style:name="gr26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7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71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 fo:min-height="0.076cm" fo:min-width="2.918cm"/>
    </style:style>
    <style:style style:name="gr27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7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 fo:min-height="0.076cm" fo:min-width="2.918cm"/>
    </style:style>
    <style:style style:name="gr274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3.808cm" fo:min-width="8.758cm" fo:wrap-option="wrap"/>
    </style:style>
    <style:style style:name="P1" style:family="paragraph">
      <style:paragraph-properties fo:margin-top="0.1cm" fo:margin-bottom="0.1cm" fo:line-height="100%" fo:text-align="start"/>
    </style:style>
    <style:style style:name="P2" style:family="paragraph">
      <loext:graphic-properties draw:fill="solid" draw:fill-color="#ccffff"/>
      <style:paragraph-properties fo:margin-top="0.1cm" fo:margin-bottom="0.1cm" fo:line-height="100%" fo:text-align="start"/>
      <style:text-properties style:use-window-font-color="true" style:font-name="Arial" fo:font-size="8pt" style:letter-kerning="true" style:font-size-asian="8pt" style:font-name-complex="Lohit Hindi" style:font-size-complex="8pt"/>
    </style:style>
    <style:style style:name="P3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4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ffff99"/>
      <style:paragraph-properties fo:margin-top="0.1cm" fo:margin-bottom="0.1cm" fo:line-height="100%" fo:text-align="start"/>
      <style:text-properties fo:color="#ff00ff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00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8" style:family="paragraph">
      <style:paragraph-properties fo:margin-top="0.1cm" fo:margin-bottom="0.1cm"/>
    </style:style>
    <style:style style:name="P9" style:family="paragraph">
      <loext:graphic-properties draw:fill="solid" draw:fill-color="#ccffff"/>
      <style:paragraph-properties fo:margin-top="0.1cm" fo:margin-bottom="0.1cm" fo:line-height="100%" fo:text-align="start"/>
      <style:text-properties fo:color="#ff00ff" style:font-name="Arial" fo:font-size="8pt" style:letter-kerning="true" style:font-size-asian="8pt" style:font-name-complex="Lohit Hindi" style:font-size-complex="8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.1cm" fo:margin-bottom="0.1cm" fo:line-height="100%" fo:text-align="start"/>
      <style:text-properties fo:font-size="8pt"/>
    </style:style>
    <style:style style:name="P12" style:family="paragraph">
      <style:paragraph-properties fo:margin-top="0.1cm" fo:margin-bottom="0.1cm" fo:line-height="100%" fo:text-align="start"/>
      <style:text-properties style:font-size-asian="8pt"/>
    </style:style>
    <style:style style:name="P13" style:family="paragraph">
      <style:paragraph-properties fo:margin-top="0.1cm" fo:margin-bottom="0.1cm"/>
      <style:text-properties fo:font-size="8pt"/>
    </style:style>
    <style:style style:name="T1" style:family="text">
      <style:text-properties style:use-window-font-color="true" style:font-name="Arial" fo:font-size="8pt" style:letter-kerning="true" style:font-size-asian="8pt" style:font-name-complex="Lohit Hindi" style:font-size-complex="8pt"/>
    </style:style>
    <style:style style:name="T2" style:family="text">
      <style:text-properties fo:color="#ff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4" style:family="text">
      <style:text-properties fo:color="#ff00ff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000000" fo:font-size="8pt" style:letter-kerning="true" style:font-size-asian="8pt" style:font-size-complex="8pt"/>
    </style:style>
    <style:style style:name="T6" style:family="text">
      <style:text-properties fo:color="#b84747" style:font-name="Arial" fo:font-size="8pt" style:letter-kerning="true" style:font-size-asian="8pt" style:font-name-complex="Lohit Hindi" style:font-size-complex="8pt"/>
    </style:style>
    <style:style style:name="T7" style:family="text">
      <style:text-properties fo:color="#ff00ff" fo:font-size="8pt" style:font-size-asian="8pt" style:font-size-complex="8pt"/>
    </style:style>
    <style:style style:name="T8" style:family="text">
      <style:text-properties fo:color="#008000" style:font-name="Arial" fo:font-size="8pt" style:letter-kerning="true" style:font-size-asian="8pt" style:font-name-complex="Lohit Hindi" style:font-size-complex="8pt"/>
    </style:style>
    <style:style style:name="T9" style:family="text">
      <style:text-properties fo:color="#b84747" fo:font-size="8pt" style:font-size-asian="8pt" style:font-size-complex="8pt"/>
    </style:style>
    <style:style style:name="T10" style:family="text">
      <style:text-properties fo:color="#000080" style:font-name="Arial" fo:font-size="8pt" style:letter-kerning="true" style:font-size-asian="8pt" style:font-name-complex="Lohit Hind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5cm" svg:height="7.787cm" svg:x="-10.4cm" svg:y="0.213cm">
          <text:p text:style-name="P1"><text:span text:style-name="T1">usb_stor_init</text:span></text:p>
          <text:p text:style-name="P1"><text:span text:style-name="T1"><text:s text:c="3"/></text:span><text:span text:style-name="T1">.usb_register(&amp;usb_storage_driver);</text:span></text:p>
          <text:p text:style-name="P1"><text:span text:style-name="T1"><text:s text:c="6"/></text:span><text:span text:style-name="T1">.driver_register(&amp;new_driver-&gt;drvwrap.driver);</text:span></text:p>
          <text:p text:style-name="P1"><text:span text:style-name="T2"><text:s text:c="9"/></text:span><text:span text:style-name="T2">.bus_add_driver(drv);</text:span></text:p>
          <text:p text:style-name="P1"><text:span text:style-name="T3"><text:s text:c="12"/></text:span><text:span text:style-name="T3">.kobject_init_and_add(&amp;priv-&gt;kobj, &amp;driver_ktype);</text:span></text:p>
          <text:p text:style-name="P1"><text:span text:style-name="T3"><text:s text:c="15"/></text:span><text:span text:style-name="T3">.kobject_init(kobj, ktype);</text:span></text:p>
          <text:p text:style-name="P1"><text:span text:style-name="T3"><text:s text:c="18"/></text:span><text:span text:style-name="T3">.kobject_init_internal(kobj);</text:span></text:p>
          <text:p text:style-name="P1"><text:span text:style-name="T3"><text:s text:c="18"/></text:span><text:span text:style-name="T3">.kobj-&gt;ktype = ktype;</text:span></text:p>
          <text:p text:style-name="P1"><text:span text:style-name="T3"><text:s text:c="15"/></text:span><text:span text:style-name="T3">.kobject_add_varg(kobj, parent, fmt, args);&lt;&lt;&lt;end</text:span></text:p>
          <text:p text:style-name="P1"><text:span text:style-name="T3"><text:s text:c="18"/></text:span><text:span text:style-name="T3">.kobj-&gt;parent = parent;</text:span></text:p>
          <text:p text:style-name="P1"><text:span text:style-name="T3"><text:s text:c="18"/></text:span><text:span text:style-name="T3">.kobject_add_internal(kobj);&lt;&lt;&lt;end</text:span></text:p>
          <text:p text:style-name="P1"><text:span text:style-name="T3"><text:s text:c="21"/></text:span><text:span text:style-name="T3">.obj_kset_join(kobj);</text:span></text:p>
          <text:p text:style-name="P1"><text:span text:style-name="T3"><text:s text:c="21"/></text:span><text:span text:style-name="T3">.create_dir(kobj);&lt;&lt;&lt;end</text:span></text:p>
          <text:p text:style-name="P1"><text:span text:style-name="T3"><text:s text:c="12"/></text:span><text:span text:style-name="T3">.driver_attach(drv);</text:span></text:p>
          <text:p text:style-name="P1"><text:span text:style-name="T3"><text:s text:c="15"/></text:span><text:span text:style-name="T3">.bus_for_each_dev(drv-&gt;bus, NULL, drv,</text:span><text:span text:style-name="T2"> __driver_attach</text:span><text:span text:style-name="T3">);</text:span></text:p>
          <text:p text:style-name="P1"><text:span text:style-name="T3"><text:s text:c="9"/></text:span><text:span text:style-name="T3">.driver_add_groups(drv, drv-&gt;groups);&lt;&lt;&lt;end</text:span></text:p>
          <text:p text:style-name="P1"><text:span text:style-name="T1"><text:s text:c="3"/></text:span><text:span text:style-name="T1">.usb_usual_set_present(USB_US_TYPE_STO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58.10055865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492cm" svg:height="0.4cm" svg:x="0.893cm" svg:y="0.9cm">
          <text:p text:style-name="P1"><text:span text:style-name="T3">struct usb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492cm" svg:height="0.4cm" svg:x="0.893cm" svg:y="1.3cm">
          <text:p text:style-name="P1"><text:span text:style-name="T3"><text:s text:c="2"/></text:span><text:span text:style-name="T3">.name=”usb-storage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92cm" svg:height="0.4cm" svg:x="0.893cm" svg:y="2.101cm">
          <text:p text:style-name="P1"><text:span text:style-name="T3"><text:s text:c="2"/></text:span><text:span text:style-name="T3">.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492cm" svg:height="0.4cm" svg:x="0.893cm" svg:y="0.501cm">
          <text:p text:style-name="P1"><text:span text:style-name="T4">usb_storage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492cm" svg:height="0.4cm" svg:x="0.893cm" svg:y="2.501cm">
          <text:p text:style-name="P1"><text:span text:style-name="T3"><text:s text:c="2"/></text:span><text:span text:style-name="T3">.dis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492cm" svg:height="0.4cm" svg:x="0.893cm" svg:y="1.7cm">
          <text:p text:style-name="P1"><text:span text:style-name="T3"><text:s text:c="2"/></text:span><text:span text:style-name="T3">.id_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492cm" svg:height="0.4cm" svg:x="0.893cm" svg:y="2.901cm">
          <text:p text:style-name="P1"><text:span text:style-name="T3"><text:s text:c="2"/></text:span><text:span text:style-name="T3">.drvwr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492cm" svg:height="0.4cm" svg:x="0.893cm" svg:y="3.302cm">
          <text:p text:style-name="P1"><text:span text:style-name="T3"><text:s text:c="4"/></text:span><text:span text:style-name="T3">.for_devices =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6" draw:id="id16" draw:layer="layout" svg:width="3.492cm" svg:height="0.4cm" svg:x="0.893cm" svg:y="3.703cm">
          <text:p text:style-name="P1"><text:span text:style-name="T3"><text:s text:c="4"/></text:span><text:span text:style-name="T3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492cm" svg:height="0.4cm" svg:x="0.893cm" svg:y="4.104cm">
          <text:p text:style-name="P1"><text:span text:style-name="T3"><text:s text:c="6"/></text:span><text:span text:style-name="T3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3" draw:id="id3" draw:layer="layout" svg:width="3.492cm" svg:height="0.4cm" svg:x="0.893cm" svg:y="4.504cm">
          <text:p text:style-name="P1"><text:span text:style-name="T3"><text:s text:c="6"/></text:span><text:span text:style-name="T3">.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3.492cm" svg:height="0.4cm" svg:x="0.893cm" svg:y="4.905cm">
          <text:p text:style-name="P1"><text:span text:style-name="T3"><text:s text:c="6"/></text:span><text:span text:style-name="T3">.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3.492cm" svg:height="0.4cm" svg:x="0.893cm" svg:y="5.305cm">
          <text:p text:style-name="P1"><text:span text:style-name="T3"><text:s text:c="6"/></text:span><text:span text:style-name="T3">.remo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3" draw:id="id13" draw:layer="layout" svg:width="3.493cm" svg:height="0.4cm" svg:x="0.893cm" svg:y="5.706cm">
          <text:p text:style-name="P1"><text:span text:style-name="T3"><text:s text:c="6"/></text:span><text:span text:style-name="T3">.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3.493cm" svg:height="0.4cm" svg:x="0.893cm" svg:y="6.107cm">
          <text:p text:style-name="P1"><text:span text:style-name="T3"><text:s text:c="6"/></text:span><text:span text:style-name="T3">.**gro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3.302cm" svg:height="0.4cm" svg:x="10.567cm" svg:y="6.699cm">
          <text:p text:style-name="P1"><text:span text:style-name="T3"><text:s text:c="2"/></text:span><text:span text:style-name="T3">.drivers_autoprobe=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3.302cm" svg:height="0.4cm" svg:x="6.008cm" svg:y="4.896cm">
          <text:p text:style-name="P1"><text:span text:style-name="T3">struct bus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3.302cm" svg:height="0.4cm" svg:x="6.008cm" svg:y="5.296cm">
          <text:p text:style-name="P1"><text:span text:style-name="T3"><text:s text:c="2"/></text:span><text:span text:style-name="T3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02cm" svg:height="0.4cm" svg:x="6.008cm" svg:y="5.697cm">
          <text:p text:style-name="P1"><text:span text:style-name="T3"><text:s text:c="2"/></text:span><text:span text:style-name="T3">.ma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4" draw:id="id4" draw:layer="layout" svg:width="3.302cm" svg:height="0.4cm" svg:x="6.008cm" svg:y="4.497cm">
          <text:p text:style-name="P1"><text:span text:style-name="T4">usb_bus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.302cm" svg:height="0.4cm" svg:x="6.008cm" svg:y="6.097cm">
          <text:p text:style-name="P1"><text:span text:style-name="T3"><text:s text:c="2"/></text:span><text:span text:style-name="T3">.u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3.302cm" svg:height="0.4cm" svg:x="6.008cm" svg:y="6.496cm">
          <text:p text:style-name="P1"><text:span text:style-name="T3"><text:s text:c="2"/></text:span><text:span text:style-name="T3">.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3.302cm" svg:height="0.4cm" svg:x="6.008cm" svg:y="6.897cm">
          <text:p text:style-name="P1"><text:span text:style-name="T3"><text:s text:c="4"/></text:span><text:span text:style-name="T3">.drivers_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1" draw:id="id1" draw:layer="layout" svg:width="3.302cm" svg:height="0.4cm" svg:x="6.008cm" svg:y="6.497cm">
          <text:p text:style-name="P1"><text:span text:style-name="T3"><text:s text:c="2"/></text:span><text:span text:style-name="T3">.*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xml:id="id2" draw:id="id2" draw:layer="layout" svg:width="3.302cm" svg:height="0.4cm" svg:x="10.567cm" svg:y="5.497cm">
          <text:p text:style-name="P1"><text:span text:style-name="T3">struct subsys_priv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xml:id="id17" draw:id="id17" draw:layer="layout" svg:width="3.302cm" svg:height="0.4cm" svg:x="10.567cm" svg:y="5.897cm">
          <text:p text:style-name="P1"><text:span text:style-name="T3"><text:s text:c="2"/></text:span><text:span text:style-name="T3">.*drivers_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6" draw:layer="layout" draw:type="curve" svg:x1="9.31cm" svg:y1="6.697cm" svg:x2="10.567cm" svg:y2="5.697cm" draw:start-shape="id1" draw:start-glue-point="1" draw:end-shape="id2" draw:end-glue-point="3" svg:d="M9310 6697c943 0 315-1000 1257-1000" svg:viewBox="0 0 1258 1001">
          <text:p/>
        </draw:connector>
        <draw:custom-shape draw:style-name="gr28" draw:text-style-name="P7" draw:layer="layout" svg:width="3.302cm" svg:height="0.4cm" svg:x="10.567cm" svg:y="7.098cm">
          <text:p text:style-name="P1"><text:span text:style-name="T5">bus_register</text:span><text:span text:style-name="T5">时添加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3.302cm" svg:height="0.4cm" svg:x="10.567cm" svg:y="6.298cm">
          <text:p text:style-name="P1"><text:span text:style-name="T3"><text:s text:c="2"/></text:span><text:span text:style-name="T3">.klist_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4.385cm" svg:y1="4.704cm" svg:x2="6.008cm" svg:y2="4.697cm" draw:start-shape="id3" draw:start-glue-point="1" draw:end-shape="id4" draw:end-glue-point="3" svg:d="M4385 4704c1218 0 407-7 1623-7" svg:viewBox="0 0 1624 8">
          <text:p/>
        </draw:connector>
        <draw:line draw:style-name="gr31" draw:text-style-name="P6" draw:layer="layout" svg:x1="-10.4cm" svg:y1="0.1cm" svg:x2="-10.4cm" svg:y2="8.8cm">
          <text:p/>
        </draw:line>
        <draw:custom-shape draw:style-name="gr32" draw:text-style-name="P3" xml:id="id14" draw:id="id14" draw:layer="layout" svg:width="3.302cm" svg:height="0.4cm" svg:x="6.008cm" svg:y="0.495cm">
          <text:p text:style-name="P1"><text:span text:style-name="T3">struct driver_priv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3.302cm" svg:height="0.4cm" svg:x="6.008cm" svg:y="0.895cm">
          <text:p text:style-name="P1"><text:span text:style-name="T3"><text:s text:c="2"/></text:span><text:span text:style-name="T3">.klist_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5" draw:id="id15" draw:layer="layout" svg:width="3.302cm" svg:height="0.4cm" svg:x="6.008cm" svg:y="1.296cm">
          <text:p text:style-name="P1"><text:span text:style-name="T3"><text:s text:c="2"/></text:span><text:span text:style-name="T3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draw:layer="layout" svg:width="3.302cm" svg:height="0.4cm" svg:x="6.008cm" svg:y="1.696cm">
          <text:p text:style-name="P1"><text:span text:style-name="T3"><text:s text:c="2"/></text:span><text:span text:style-name="T3">.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xml:id="id11" draw:id="id11" draw:layer="layout" svg:width="3.302cm" svg:height="0.4cm" svg:x="6.008cm" svg:y="2.097cm">
          <text:p text:style-name="P1"><text:span text:style-name="T3"><text:s text:c="4"/></text:span><text:span text:style-name="T3">.*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5" draw:id="id5" draw:layer="layout" svg:width="3.302cm" svg:height="0.4cm" svg:x="6.008cm" svg:y="2.498cm">
          <text:p text:style-name="P1"><text:span text:style-name="T3"><text:s text:c="4"/></text:span><text:span text:style-name="T3">.*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" draw:layer="layout" svg:width="3.302cm" svg:height="0.4cm" svg:x="10.369cm" svg:y="0.896cm">
          <text:p text:style-name="P1"><text:span text:style-name="T3">struct kobj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3.302cm" svg:height="0.4cm" svg:x="10.369cm" svg:y="1.296cm">
          <text:p text:style-name="P1"><text:span text:style-name="T3"><text:s text:c="2"/></text:span><text:span text:style-name="T3">.sysfs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02cm" svg:height="0.4cm" svg:x="10.37cm" svg:y="1.697cm">
          <text:p text:style-name="P1"><text:span text:style-name="T3"><text:s text:c="2"/></text:span><text:span text:style-name="T3">.rele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6" draw:id="id6" draw:layer="layout" svg:width="3.302cm" svg:height="0.4cm" svg:x="10.369cm" svg:y="0.496cm">
          <text:p text:style-name="P1"><text:span text:style-name="T4">driver_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6" draw:layer="layout" draw:type="curve" svg:x1="9.31cm" svg:y1="2.698cm" svg:x2="10.369cm" svg:y2="0.696cm" draw:start-shape="id5" draw:start-glue-point="1" draw:end-shape="id6" draw:end-glue-point="3" svg:d="M9310 2698c795 0 266-2002 1059-2002" svg:viewBox="0 0 1060 2003">
          <text:p/>
        </draw:connector>
        <draw:custom-shape draw:style-name="gr41" draw:text-style-name="P4" xml:id="id9" draw:id="id9" draw:layer="layout" svg:width="3.302cm" svg:height="0.4cm" svg:x="6.008cm" svg:y="2.899cm">
          <text:p text:style-name="P1"><text:span text:style-name="T3"><text:s text:c="4"/></text:span><text:span text:style-name="T3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" xml:id="id7" draw:id="id7" draw:layer="layout" svg:width="3.302cm" svg:height="0.4cm" svg:x="6.008cm" svg:y="3.3cm">
          <text:p text:style-name="P1"><text:span text:style-name="T3"><text:s text:c="4"/></text:span><text:span text:style-name="T3">.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" xml:id="id12" draw:id="id12" draw:layer="layout" svg:width="3.302cm" svg:height="0.4cm" svg:x="10.567cm" svg:y="4.001cm">
          <text:p text:style-name="P1"><text:span text:style-name="T3">struct 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10" draw:id="id10" draw:layer="layout" svg:width="3.302cm" svg:height="0.4cm" svg:x="10.567cm" svg:y="4.401cm">
          <text:p text:style-name="P1"><text:span text:style-name="T3"><text:s text:c="2"/></text:span><text:span text:style-name="T3">.kobj(</text:span><text:span text:style-name="T3">实体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xml:id="id8" draw:id="id8" draw:layer="layout" svg:width="3.302cm" svg:height="0.4cm" svg:x="10.567cm" svg:y="4.802cm">
          <text:p text:style-name="P1"><text:span text:style-name="T3"><text:s text:c="2"/></text:span><text:span text:style-name="T3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6" draw:layer="layout" draw:type="curve" svg:x1="9.31cm" svg:y1="3.5cm" svg:x2="10.567cm" svg:y2="5.002cm" draw:start-shape="id7" draw:start-glue-point="1" draw:end-shape="id8" svg:d="M9310 3500c943 0 315 1502 1257 1502" svg:viewBox="0 0 1258 1503">
          <text:p/>
        </draw:connector>
        <draw:connector draw:style-name="gr40" draw:text-style-name="P6" draw:layer="layout" draw:type="curve" svg:x1="9.31cm" svg:y1="3.099cm" svg:x2="10.567cm" svg:y2="4.601cm" draw:start-shape="id9" draw:start-glue-point="1" draw:end-shape="id10" draw:end-glue-point="3" svg:d="M9310 3099c943 0 315 1502 1257 1502" svg:viewBox="0 0 1258 1503">
          <text:p/>
        </draw:connector>
        <draw:connector draw:style-name="gr40" draw:text-style-name="P6" draw:layer="layout" draw:type="curve" svg:x1="9.31cm" svg:y1="2.297cm" svg:x2="10.567cm" svg:y2="4.201cm" draw:start-shape="id11" draw:start-glue-point="1" draw:end-shape="id12" draw:end-glue-point="3" svg:d="M9310 2297c943 0 315 1904 1257 1904" svg:viewBox="0 0 1258 1905">
          <text:p/>
        </draw:connector>
        <draw:connector draw:style-name="gr30" draw:text-style-name="P6" draw:layer="layout" draw:type="curve" svg:x1="4.386cm" svg:y1="5.906cm" svg:x2="6.008cm" svg:y2="0.695cm" draw:start-shape="id13" draw:start-glue-point="1" draw:end-shape="id14" draw:end-glue-point="3" svg:d="M4386 5906c1216 0 406-5211 1622-5211" svg:viewBox="0 0 1623 5212">
          <text:p/>
        </draw:connector>
        <draw:connector draw:style-name="gr30" draw:text-style-name="P6" draw:layer="layout" draw:type="curve" svg:x1="6.008cm" svg:y1="1.496cm" svg:x2="4.385cm" svg:y2="3.903cm" draw:start-shape="id15" draw:start-glue-point="3" draw:end-shape="id16" draw:end-glue-point="1" svg:d="M6008 1496c-1216 0-405 2407-1623 2407" svg:viewBox="0 0 1624 2408">
          <text:p/>
        </draw:connector>
        <draw:connector draw:style-name="gr30" draw:text-style-name="P6" draw:layer="layout" draw:type="curve" svg:x1="13.869cm" svg:y1="6.097cm" svg:x2="13.869cm" svg:y2="4.201cm" draw:start-shape="id17" draw:start-glue-point="1" draw:end-shape="id12" draw:end-glue-point="1" svg:d="M13869 6097c753 0 753-1896 0-1896" svg:viewBox="0 0 566 1897">
          <text:p/>
        </draw:connector>
        <draw:custom-shape draw:style-name="gr46" draw:text-style-name="P2" draw:layer="layout" svg:width="9.5cm" svg:height="3.627cm" svg:x="-10.3cm" svg:y="8.473cm">
          <text:p text:style-name="P1"><text:span text:style-name="T2">__driver_attach</text:span></text:p>
          <text:p text:style-name="P1"><text:span text:style-name="T1"><text:s text:c="3"/></text:span><text:span text:style-name="T1">.driver_match_device(drv, dev)</text:span></text:p>
          <text:p text:style-name="P1"><text:span text:style-name="T3"><text:s text:c="3"/></text:span><text:span text:style-name="T3">.</text:span><text:span text:style-name="T1">driver_probe_device(drv, dev);</text:span></text:p>
          <text:p text:style-name="P1"><text:span text:style-name="T1"><text:s text:c="6"/></text:span><text:span text:style-name="T1">.really_probe(dev, dr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draw:layer="layout" svg:width="3.492cm" svg:height="0.4cm" svg:x="16.489cm" svg:y="13.201cm">
          <text:p text:style-name="P1"><text:span text:style-name="T3"><text:s text:c="4"/></text:span><text:span text:style-name="T3">.urb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xml:id="id39" draw:id="id39" draw:layer="layout" svg:width="3.492cm" svg:height="0.4cm" svg:x="16.489cm" svg:y="10.799cm">
          <text:p text:style-name="P1"><text:span text:style-name="T3"><text:s text:c="6"/></text:span><text:span text:style-name="T3">.*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xml:id="id47" draw:id="id47" draw:layer="layout" svg:width="3.492cm" svg:height="0.4cm" svg:x="16.489cm" svg:y="10.398cm">
          <text:p text:style-name="P1"><text:span text:style-name="T3"><text:s text:c="6"/></text:span><text:span text:style-name="T3">.*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3.492cm" svg:height="0.4cm" svg:x="16.489cm" svg:y="11.598cm">
          <text:p text:style-name="P1"><text:span text:style-name="T3"><text:s text:c="2"/></text:span><text:span text:style-name="T3">.*children[3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" draw:layer="layout" svg:width="3.492cm" svg:height="0.4cm" svg:x="16.489cm" svg:y="11.994cm">
          <text:p text:style-name="P8"><text:span text:style-name="T3"><text:s text:c="2"/></text:span><text:span text:style-name="T3">.descriptor(</text:span><text:span text:style-name="T3">实体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draw:layer="layout" svg:width="3.492cm" svg:height="0.4cm" svg:x="16.489cm" svg:y="12.399cm">
          <text:p text:style-name="P1"><text:span text:style-name="T3"><text:s text:c="4"/></text:span><text:span text:style-name="T3">.bDevice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3.492cm" svg:height="0.4cm" svg:x="16.489cm" svg:y="12.8cm">
          <text:p text:style-name="P1"><text:span text:style-name="T3"><text:s text:c="2"/></text:span><text:span text:style-name="T3">.ep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xml:id="id55" draw:id="id55" draw:layer="layout" svg:width="3.499cm" svg:height="0.4cm" svg:x="16.49cm" svg:y="11.199cm">
          <text:p text:style-name="P1"><text:span text:style-name="T3"><text:s text:c="2"/></text:span><text:span text:style-name="T3">.*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layout" svg:width="3.492cm" svg:height="0.4cm" svg:x="16.489cm" svg:y="9.997cm">
          <text:p text:style-name="P1"><text:span text:style-name="T3"><text:s text:c="4"/></text:span><text:span text:style-name="T3">.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" xml:id="id34" draw:id="id34" draw:layer="layout" svg:width="3.492cm" svg:height="0.4cm" svg:x="16.489cm" svg:y="5.594cm">
          <text:p text:style-name="P1"><text:span text:style-name="T3">struct <text:s/>usb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xml:id="id71" draw:id="id71" draw:layer="layout" svg:width="3.492cm" svg:height="0.4cm" svg:x="16.489cm" svg:y="6.793cm">
          <text:p text:style-name="P1"><text:span text:style-name="T3"><text:s text:c="2"/></text:span><text:span text:style-name="T3">.dev(</text:span><text:span text:style-name="T3">实体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xml:id="id41" draw:id="id41" draw:layer="layout" svg:width="3.492cm" svg:height="0.4cm" svg:x="16.489cm" svg:y="5.994cm">
          <text:p text:style-name="P1"><text:span text:style-name="T3"><text:s text:c="2"/></text:span><text:span text:style-name="T3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layout" svg:width="3.492cm" svg:height="0.4cm" svg:x="16.489cm" svg:y="8.394cm">
          <text:p text:style-name="P1"><text:span text:style-name="T3"><text:s text:c="4"/></text:span><text:span text:style-name="T3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xml:id="id35" draw:id="id35" draw:layer="layout" svg:width="3.492cm" svg:height="0.4cm" svg:x="16.489cm" svg:y="8.795cm">
          <text:p text:style-name="P1"><text:span text:style-name="T3"><text:s text:c="4"/></text:span><text:span text:style-name="T3">.*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xml:id="id37" draw:id="id37" draw:layer="layout" svg:width="3.492cm" svg:height="0.4cm" svg:x="16.489cm" svg:y="9.195cm">
          <text:p text:style-name="P1"><text:span text:style-name="T3"><text:s text:c="4"/></text:span><text:span text:style-name="T3">.**gro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3.492cm" svg:height="0.4cm" svg:x="16.489cm" svg:y="9.596cm">
          <text:p text:style-name="P1"><text:span text:style-name="T3"><text:s text:c="4"/></text:span><text:span text:style-name="T3">.dma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44" draw:id="id44" draw:layer="layout" svg:width="3.492cm" svg:height="0.4cm" svg:x="16.489cm" svg:y="6.395cm">
          <text:p text:style-name="P1"><text:span text:style-name="T3"><text:s text:c="2"/></text:span><text:span text:style-name="T3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" xml:id="id42" draw:id="id42" draw:layer="layout" svg:width="3.492cm" svg:height="0.4cm" svg:x="16.489cm" svg:y="7.994cm">
          <text:p text:style-name="P1"><text:span text:style-name="T3"><text:s text:c="4"/></text:span><text:span text:style-name="T3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" draw:layer="layout" svg:width="3.492cm" svg:height="0.4cm" svg:x="16.489cm" svg:y="5.195cm">
          <text:p text:style-name="P1"><text:span text:style-name="T3">u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xml:id="id45" draw:id="id45" draw:layer="layout" svg:width="3.492cm" svg:height="0.4cm" svg:x="16.489cm" svg:y="7.598cm">
          <text:p text:style-name="P1"><text:span text:style-name="T3"><text:s text:c="4"/></text:span><text:span text:style-name="T3">.*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xml:id="id49" draw:id="id49" draw:layer="layout" svg:width="3.492cm" svg:height="0.4cm" svg:x="16.49cm" svg:y="7.199cm">
          <text:p text:style-name="P1"><text:span text:style-name="T3"><text:s text:c="4"/></text:span><text:span text:style-name="T3">.*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3.492cm" svg:height="0.4cm" svg:x="16.889cm" svg:y="0.995cm">
          <text:p text:style-name="P1"><text:span text:style-name="T3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" xml:id="id18" draw:id="id18" draw:layer="layout" svg:width="3.492cm" svg:height="0.4cm" svg:x="16.889cm" svg:y="1.395cm">
          <text:p text:style-name="P1"><text:span text:style-name="T3"><text:s text:c="2"/></text:span><text:span text:style-name="T3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3.492cm" svg:height="0.4cm" svg:x="16.89cm" svg:y="0.596cm">
          <text:p text:style-name="P1"><text:span text:style-name="T4">hub_even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" draw:layer="layout" svg:width="3.492cm" svg:height="0.4cm" svg:x="20.989cm" svg:y="2.896cm">
          <text:p text:style-name="P1"><text:span text:style-name="T3">struct <text:s/>usb_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" xml:id="id19" draw:id="id19" draw:layer="layout" svg:width="3.492cm" svg:height="0.4cm" svg:x="20.989cm" svg:y="3.299cm">
          <text:p text:style-name="P1"><text:span text:style-name="T3"><text:s text:c="2"/></text:span><text:span text:style-name="T3">.even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20.381cm" svg:y1="1.595cm" svg:x2="20.989cm" svg:y2="3.499cm" draw:start-shape="id18" draw:start-glue-point="1" draw:end-shape="id19" draw:end-glue-point="3" svg:d="M20381 1595c753 0 503 953 305 953-197 0-448 951 303 951" svg:viewBox="0 0 609 1905">
          <text:p/>
        </draw:connector>
        <draw:custom-shape draw:style-name="gr73" draw:text-style-name="P3" draw:layer="layout" svg:width="3.311cm" svg:height="0.4cm" svg:x="25.689cm" svg:y="2.498cm">
          <text:p text:style-name="P1"><text:span text:style-name="T3">struct <text:s/>usb_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" xml:id="id20" draw:id="id20" draw:layer="layout" svg:width="3.311cm" svg:height="0.4cm" svg:x="25.689cm" svg:y="2.901cm">
          <text:p text:style-name="P1"><text:span text:style-name="T3"><text:s text:c="2"/></text:span><text:span text:style-name="T3">.even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24.481cm" svg:y1="3.499cm" svg:x2="25.689cm" svg:y2="3.101cm" draw:start-shape="id19" draw:start-glue-point="1" draw:end-shape="id20" draw:end-glue-point="3" svg:d="M24481 3499c906 0 302-398 1208-398" svg:viewBox="0 0 1209 399">
          <text:p/>
        </draw:connector>
        <draw:custom-shape draw:style-name="gr75" draw:text-style-name="P4" xml:id="id21" draw:id="id21" draw:layer="layout" svg:width="3.492cm" svg:height="0.4cm" svg:x="20.99cm" svg:y="3.7cm">
          <text:p text:style-name="P1"><text:span text:style-name="T3"><text:s text:c="2"/></text:span><text:span text:style-name="T3">.*h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" draw:layer="layout" svg:width="3.492cm" svg:height="0.4cm" svg:x="21.09cm" svg:y="8.097cm">
          <text:p text:style-name="P1"><text:span text:style-name="T3">struct <text:s/>usb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43" draw:id="id43" draw:layer="layout" svg:width="3.492cm" svg:height="0.4cm" svg:x="21.082cm" svg:y="8.896cm">
          <text:p text:style-name="P1"><text:span text:style-name="T3"><text:s text:c="2"/></text:span><text:span text:style-name="T3">.dev(</text:span><text:span text:style-name="T3">实体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" xml:id="id33" draw:id="id33" draw:layer="layout" svg:width="3.492cm" svg:height="0.4cm" svg:x="21.091cm" svg:y="9.301cm">
          <text:p text:style-name="P1"><text:span text:style-name="T3"><text:s text:c="2"/></text:span><text:span text:style-name="T3">.*children[3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9" draw:text-style-name="P6" draw:layer="layout" draw:type="curve" draw:line-skew="0.176cm" svg:x1="20.99cm" svg:y1="3.9cm" svg:x2="21.091cm" svg:y2="7.898cm" draw:start-shape="id21" draw:start-glue-point="3" draw:end-shape="id22" draw:end-glue-point="3" svg:d="M20990 3900c-487 0-538 3998 101 3998" svg:viewBox="0 0 474 3999">
          <text:p/>
        </draw:connector>
        <draw:custom-shape draw:style-name="gr80" draw:text-style-name="P4" xml:id="id23" draw:id="id23" draw:layer="layout" svg:width="3.492cm" svg:height="0.4cm" svg:x="20.991cm" svg:y="4.101cm">
          <text:p text:style-name="P1"><text:span text:style-name="T3"><text:s text:c="2"/></text:span><text:span text:style-name="T3">.*intf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" xml:id="id24" draw:id="id24" draw:layer="layout" svg:width="3.492cm" svg:height="0.4cm" svg:x="20.991cm" svg:y="6.098cm">
          <text:p text:style-name="P1"><text:span text:style-name="T3"><text:s text:c="2"/></text:span><text:span text:style-name="T3">.struct <text:s/>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" draw:layer="layout" svg:width="3.492cm" svg:height="0.4cm" svg:x="20.983cm" svg:y="5.6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" draw:layer="layout" svg:width="3.492cm" svg:height="0.4cm" svg:x="20.992cm" svg:y="6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draw:line-skew="0.342cm" svg:x1="20.991cm" svg:y1="4.301cm" svg:x2="20.991cm" svg:y2="6.298cm" draw:start-shape="id23" draw:start-glue-point="3" draw:end-shape="id24" draw:end-glue-point="3" svg:d="M20991 4301c-238 0-238 1997 0 1997" svg:viewBox="0 0 179 1998">
          <text:p/>
        </draw:connector>
        <draw:custom-shape draw:style-name="gr84" draw:text-style-name="P3" draw:layer="layout" svg:width="3.492cm" svg:height="0.4cm" svg:x="20.992cm" svg:y="5.299cm">
          <text:p text:style-name="P1"><text:span text:style-name="T3">struct <text:s/>usb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" draw:layer="layout" svg:width="3.492cm" svg:height="0.4cm" svg:x="20.99cm" svg:y="2.497cm">
          <text:p text:style-name="P1"><text:span text:style-name="T3">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" xml:id="id22" draw:id="id22" draw:layer="layout" svg:width="3.492cm" svg:height="0.4cm" svg:x="21.091cm" svg:y="7.698cm">
          <text:p text:style-name="P1"><text:span text:style-name="T3">h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xml:id="id25" draw:id="id25" draw:layer="layout" svg:width="3.492cm" svg:height="0.4cm" svg:x="21.083cm" svg:y="8.497cm">
          <text:p text:style-name="P1"><text:span text:style-name="T3"><text:s text:c="2"/></text:span><text:span text:style-name="T3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" xml:id="id32" draw:id="id32" draw:layer="layout" svg:width="3.302cm" svg:height="0.4cm" svg:x="25.689cm" svg:y="8.701cm">
          <text:p text:style-name="P1"><text:span text:style-name="T3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layout" svg:width="3.302cm" svg:height="0.4cm" svg:x="25.689cm" svg:y="9.1cm">
          <text:p text:style-name="P1"><text:span text:style-name="T3"><text:s text:c="2"/></text:span><text:span text:style-name="T3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" xml:id="id26" draw:id="id26" draw:layer="layout" svg:width="3.302cm" svg:height="0.4cm" svg:x="25.689cm" svg:y="9.902cm">
          <text:p text:style-name="P1"><text:span text:style-name="T3"><text:s text:c="2"/></text:span><text:span text:style-name="T3">.self</text:span><text:span text:style-name="T3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" draw:layer="layout" svg:width="3.302cm" svg:height="0.4cm" svg:x="25.689cm" svg:y="10.7cm">
          <text:p text:style-name="P1"><text:span text:style-name="T3"><text:s text:c="4"/></text:span><text:span text:style-name="T3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draw:layer="layout" svg:width="3.302cm" svg:height="0.4cm" svg:x="25.689cm" svg:y="11.097cm">
          <text:p text:style-name="P1"><text:span text:style-name="T3"><text:s text:c="4"/></text:span><text:span text:style-name="T3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" xml:id="id28" draw:id="id28" draw:layer="layout" svg:width="3.302cm" svg:height="0.4cm" svg:x="25.689cm" svg:y="11.498cm">
          <text:p text:style-name="P1"><text:span text:style-name="T3"><text:s text:c="4"/></text:span><text:span text:style-name="T3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draw:layer="layout" svg:width="3.302cm" svg:height="0.4cm" svg:x="25.689cm" svg:y="9.502cm">
          <text:p text:style-name="P1"><text:span text:style-name="T3"><text:s text:c="2"/></text:span><text:span text:style-name="T3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draw:layer="layout" svg:width="3.302cm" svg:height="0.4cm" svg:x="25.689cm" svg:y="10.301cm">
          <text:p text:style-name="P1"><text:span text:style-name="T3"><text:s text:c="4"/></text:span><text:span text:style-name="T3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24.575cm" svg:y1="8.697cm" svg:x2="25.689cm" svg:y2="10.102cm" draw:start-shape="id25" draw:end-shape="id26" draw:end-glue-point="3" svg:d="M24575 8697c837 0 280 1405 1114 1405" svg:viewBox="0 0 1115 1406">
          <text:p/>
        </draw:connector>
        <draw:custom-shape draw:style-name="gr90" draw:text-style-name="P9" xml:id="id27" draw:id="id27" draw:layer="layout" svg:width="3.302cm" svg:height="0.4cm" svg:x="25.689cm" svg:y="12.598cm">
          <text:p text:style-name="P1"><text:span text:style-name="T4">usb_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25.689cm" svg:y1="12.798cm" svg:x2="25.689cm" svg:y2="11.698cm" draw:start-shape="id27" draw:start-glue-point="3" draw:end-shape="id28" draw:end-glue-point="3" svg:d="M25689 12798c-751 0-751-1100 0-1100" svg:viewBox="0 0 564 1101">
          <text:p/>
        </draw:connector>
        <draw:custom-shape draw:style-name="gr95" draw:text-style-name="P3" xml:id="id30" draw:id="id30" draw:layer="layout" svg:width="3.302cm" svg:height="0.4cm" svg:x="25.689cm" svg:y="5.6cm">
          <text:p text:style-name="P1"><text:span text:style-name="T3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draw:layer="layout" svg:width="3.302cm" svg:height="0.4cm" svg:x="25.689cm" svg:y="6cm">
          <text:p text:style-name="P1"><text:span text:style-name="T3"><text:s text:c="2"/></text:span><text:span text:style-name="T3">.kobj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" xml:id="id31" draw:id="id31" draw:layer="layout" svg:width="3.302cm" svg:height="0.4cm" svg:x="25.689cm" svg:y="6.4cm">
          <text:p text:style-name="P1"><text:span text:style-name="T3"><text:s text:c="2"/></text:span><text:span text:style-name="T3">.*driv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draw:layer="layout" svg:width="3.302cm" svg:height="0.4cm" svg:x="25.689cm" svg:y="6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layout" svg:width="3.302cm" svg:height="0.4cm" svg:x="25.689cm" svg:y="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3" draw:layer="layout" svg:width="3.302cm" svg:height="0.4cm" svg:x="25.689cm" svg:y="3.801cm">
          <text:p text:style-name="P1"><text:span text:style-name="T3">struct pci_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draw:layer="layout" svg:width="3.302cm" svg:height="0.4cm" svg:x="25.689cm" svg:y="4.201cm">
          <text:p text:style-name="P1"><text:span text:style-name="T3"><text:s text:c="2"/></text:span><text:span text:style-name="T3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" xml:id="id29" draw:id="id29" draw:layer="layout" svg:width="3.302cm" svg:height="0.4cm" svg:x="25.689cm" svg:y="4.602cm">
          <text:p text:style-name="P1"><text:span text:style-name="T3"><text:s text:c="2"/></text:span><text:span text:style-name="T3">.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draw:layer="layout" svg:width="3.302cm" svg:height="0.4cm" svg:x="25.689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3.302cm" svg:height="0.4cm" svg:x="25.689cm" svg:y="7.9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25.689cm" svg:y1="4.802cm" svg:x2="25.689cm" svg:y2="5.8cm" draw:start-shape="id29" draw:start-glue-point="3" draw:end-shape="id30" draw:end-glue-point="3" svg:d="M25689 4802c-751 0-751 998 0 998" svg:viewBox="0 0 564 999">
          <text:p/>
        </draw:connector>
        <draw:connector draw:style-name="gr30" draw:text-style-name="P6" draw:layer="layout" draw:type="curve" svg:x1="25.689cm" svg:y1="6.6cm" svg:x2="25.689cm" svg:y2="8.901cm" draw:start-shape="id31" draw:start-glue-point="3" draw:end-shape="id32" draw:end-glue-point="3" svg:d="M25689 6600c-751 0-751 2301 0 2301" svg:viewBox="0 0 564 2302">
          <text:p/>
        </draw:connector>
        <draw:connector draw:style-name="gr30" draw:text-style-name="P6" draw:layer="layout" draw:type="curve" svg:x1="21.091cm" svg:y1="9.501cm" svg:x2="19.981cm" svg:y2="5.794cm" draw:start-shape="id33" draw:start-glue-point="3" draw:end-shape="id34" svg:d="M21091 9501c-831 0-276-3707-1110-3707" svg:viewBox="0 0 1111 3708">
          <text:p/>
        </draw:connector>
        <draw:custom-shape draw:style-name="gr103" draw:text-style-name="P3" draw:layer="layout" svg:width="3.492cm" svg:height="0.4cm" svg:x="21.089cm" svg:y="11cm">
          <text:p text:style-name="P1"><text:span text:style-name="T3">struct devic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" draw:layer="layout" svg:width="3.492cm" svg:height="0.4cm" svg:x="21.089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" xml:id="id36" draw:id="id36" draw:layer="layout" svg:width="3.492cm" svg:height="0.4cm" svg:x="21.09cm" svg:y="10.601cm">
          <text:p text:style-name="P1"><text:span text:style-name="T4">usb_devic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9.981cm" svg:y1="8.995cm" svg:x2="21.09cm" svg:y2="10.801cm" draw:start-shape="id35" draw:start-glue-point="1" draw:end-shape="id36" draw:end-glue-point="3" svg:d="M19981 8995c832 0 278 1806 1109 1806" svg:viewBox="0 0 1110 1807">
          <text:p/>
        </draw:connector>
        <draw:custom-shape draw:style-name="gr106" draw:text-style-name="P3" draw:layer="layout" svg:width="3.492cm" svg:height="0.4cm" svg:x="20.896cm" svg:y="14cm">
          <text:p text:style-name="P1"><text:span text:style-name="T3">struct attribute_group 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9" draw:layer="layout" svg:width="3.492cm" svg:height="0.4cm" svg:x="20.895cm" svg:y="14.399cm">
          <text:p text:style-name="P8"><text:span text:style-name="T4"><text:s text:c="2"/></text:span><text:span text:style-name="T4">.&amp;dev_attr_gr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xml:id="id38" draw:id="id38" draw:layer="layout" svg:width="3.492cm" svg:height="0.4cm" svg:x="20.897cm" svg:y="13.601cm">
          <text:p text:style-name="P1"><text:span text:style-name="T4">usb_device_group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9" draw:layer="layout" svg:width="3.492cm" svg:height="0.4cm" svg:x="20.896cm" svg:y="14.8cm">
          <text:p text:style-name="P1"><text:span text:style-name="T4"><text:s text:c="2"/></text:span><text:span text:style-name="T4">.&amp;dev_string_attr_gr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9.981cm" svg:y1="9.395cm" svg:x2="20.897cm" svg:y2="13.801cm" draw:start-shape="id37" draw:start-glue-point="1" draw:end-shape="id38" draw:end-glue-point="3" svg:d="M19981 9395c753 0 503 2204 459 2204-43 0-294 2202 457 2202" svg:viewBox="0 0 917 4407">
          <text:p/>
        </draw:connector>
        <draw:custom-shape draw:style-name="gr110" draw:text-style-name="P3" draw:layer="layout" svg:width="3.492cm" svg:height="0.4cm" svg:x="25.389cm" svg:y="14.001cm">
          <text:p text:style-name="P1"><text:span text:style-name="T3">struct 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draw:layer="layout" svg:width="3.492cm" svg:height="0.4cm" svg:x="25.389cm" svg:y="1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xml:id="id48" draw:id="id48" draw:layer="layout" svg:width="3.492cm" svg:height="0.4cm" svg:x="25.39cm" svg:y="13.602cm">
          <text:p text:style-name="P1"><text:span text:style-name="T4">devices_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" draw:layer="layout" svg:width="3.314cm" svg:height="0.4cm" svg:x="21.175cm" svg:y="12.501cm">
          <text:p text:style-name="P1"><text:span text:style-name="T3">struct kobj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" draw:layer="layout" svg:width="3.314cm" svg:height="0.4cm" svg:x="21.175cm" svg:y="12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xml:id="id40" draw:id="id40" draw:layer="layout" svg:width="3.314cm" svg:height="0.4cm" svg:x="21.175cm" svg:y="12.102cm">
          <text:p text:style-name="P1"><text:span text:style-name="T4">device_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9.981cm" svg:y1="10.999cm" svg:x2="21.175cm" svg:y2="12.302cm" draw:start-shape="id39" draw:start-glue-point="1" draw:end-shape="id40" draw:end-glue-point="3" svg:d="M19981 10999c897 0 300 1303 1194 1303" svg:viewBox="0 0 1195 1304">
          <text:p/>
        </draw:connector>
        <draw:line draw:style-name="gr31" draw:text-style-name="P6" draw:layer="layout" svg:x1="16.689cm" svg:y1="4.901cm" svg:x2="16.689cm" svg:y2="14.101cm">
          <text:p/>
        </draw:line>
        <draw:connector draw:style-name="gr30" draw:text-style-name="P6" draw:layer="layout" draw:type="curve" svg:x1="19.981cm" svg:y1="6.194cm" svg:x2="25.689cm" svg:y2="10.102cm" draw:start-shape="id41" draw:start-glue-point="1" draw:end-shape="id26" draw:end-glue-point="3" svg:d="M19981 6194c4282 0 1429 3908 5708 3908" svg:viewBox="0 0 5709 3909">
          <text:p/>
        </draw:connector>
        <draw:connector draw:style-name="gr79" draw:text-style-name="P6" draw:layer="layout" draw:type="curve" svg:x1="19.981cm" svg:y1="8.194cm" svg:x2="21.082cm" svg:y2="9.096cm" draw:start-shape="id42" draw:start-glue-point="1" draw:end-shape="id43" draw:end-glue-point="3" svg:d="M19981 8194c826 0 276 902 1101 902" svg:viewBox="0 0 1102 903">
          <text:p/>
        </draw:connector>
        <draw:connector draw:style-name="gr30" draw:text-style-name="P6" draw:layer="layout" draw:type="curve" svg:x1="19.981cm" svg:y1="6.595cm" svg:x2="21.091cm" svg:y2="7.898cm" draw:start-shape="id44" draw:start-glue-point="1" draw:end-shape="id22" draw:end-glue-point="3" svg:d="M19981 6595c834 0 279 1303 1110 1303" svg:viewBox="0 0 1111 1304">
          <text:p/>
        </draw:connector>
        <draw:custom-shape draw:style-name="gr116" draw:text-style-name="P3" xml:id="id46" draw:id="id46" draw:layer="layout" svg:width="3.492cm" svg:height="0.4cm" svg:x="16.489cm" svg:y="3.497cm">
          <text:p text:style-name="P1"><text:span text:style-name="T3">struct <text:s/>device_priv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" draw:layer="layout" svg:width="3.492cm" svg:height="0.4cm" svg:x="16.489cm" svg:y="3.897cm">
          <text:p text:style-name="P1"><text:span text:style-name="T3"><text:s text:c="3"/></text:span><text:span text:style-name="T3">.knode_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" xml:id="id66" draw:id="id66" draw:layer="layout" svg:width="3.492cm" svg:height="0.4cm" svg:x="16.489cm" svg:y="4.298cm">
          <text:p text:style-name="P1"><text:span text:style-name="T3"><text:s text:c="3"/></text:span><text:span text:style-name="T3">.knode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6.489cm" svg:y1="7.798cm" svg:x2="16.489cm" svg:y2="3.697cm" draw:start-shape="id45" draw:start-glue-point="3" draw:end-shape="id46" draw:end-glue-point="3" svg:d="M16489 7798c-751 0-751-4101 0-4101" svg:viewBox="0 0 564 4102">
          <text:p/>
        </draw:connector>
        <draw:connector draw:style-name="gr30" draw:text-style-name="P6" draw:layer="layout" draw:type="curve" svg:x1="19.981cm" svg:y1="10.598cm" svg:x2="25.39cm" svg:y2="13.802cm" draw:start-shape="id47" draw:start-glue-point="1" draw:end-shape="id48" draw:end-glue-point="3" svg:d="M19981 10598c4057 0 1353 3204 5409 3204" svg:viewBox="0 0 5410 3205">
          <text:p/>
        </draw:connector>
        <draw:connector draw:style-name="gr30" draw:text-style-name="P6" draw:layer="layout" draw:type="curve" svg:x1="16.49cm" svg:y1="7.399cm" svg:x2="4.399cm" svg:y2="9.697cm" draw:start-shape="id49" draw:start-glue-point="3" draw:end-shape="id50" draw:end-glue-point="1" svg:d="M16490 7399c-9067 0-3022 2298-12091 2298" svg:viewBox="0 0 12092 2299">
          <text:p/>
        </draw:connector>
        <draw:custom-shape draw:style-name="gr119" draw:text-style-name="P3" draw:layer="layout" svg:width="3.492cm" svg:height="0.4cm" svg:x="0.907cm" svg:y="7.496cm">
          <text:p text:style-name="P1"><text:span text:style-name="T3">struct usb_device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" draw:layer="layout" svg:width="3.492cm" svg:height="0.4cm" svg:x="0.907cm" svg:y="7.896cm">
          <text:p text:style-name="P1"><text:span text:style-name="T3"><text:s text:c="3"/></text:span><text:span text:style-name="T3">.name=”usb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3.492cm" svg:height="0.4cm" svg:x="0.907cm" svg:y="7.097cm">
          <text:p text:style-name="P1"><text:span text:style-name="T4">usb_generic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" draw:layer="layout" svg:width="3.492cm" svg:height="0.4cm" svg:x="0.907cm" svg:y="8.296cm">
          <text:p text:style-name="P1"><text:span text:style-name="T3"><text:s text:c="3"/></text:span><text:span text:style-name="T3">.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draw:layer="layout" svg:width="3.492cm" svg:height="0.4cm" svg:x="0.907cm" svg:y="8.697cm">
          <text:p text:style-name="P1"><text:span text:style-name="T3"><text:s text:c="3"/></text:span><text:span text:style-name="T3">.usbdrv_wr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" draw:layer="layout" svg:width="3.492cm" svg:height="0.4cm" svg:x="0.907cm" svg:y="9.097cm">
          <text:p text:style-name="P1"><text:span text:style-name="T3"><text:s text:c="6"/></text:span><text:span text:style-name="T3">.for_devices=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3" xml:id="id50" draw:id="id50" draw:layer="layout" svg:width="3.492cm" svg:height="0.4cm" svg:x="0.907cm" svg:y="9.497cm">
          <text:p text:style-name="P1"><text:span text:style-name="T3"><text:s text:c="6"/></text:span><text:span text:style-name="T3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" draw:layer="layout" svg:width="3.492cm" svg:height="0.4cm" svg:x="0.907cm" svg:y="9.898cm">
          <text:p text:style-name="P1"><text:span text:style-name="T3"><text:s text:c="8"/></text:span><text:span text:style-name="T3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xml:id="id63" draw:id="id63" draw:layer="layout" svg:width="3.492cm" svg:height="0.4cm" svg:x="0.907cm" svg:y="10.298cm">
          <text:p text:style-name="P1"><text:span text:style-name="T3"><text:s text:c="8"/></text:span><text:span text:style-name="T3">.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" draw:layer="layout" svg:width="3.492cm" svg:height="0.4cm" svg:x="0.907cm" svg:y="10.699cm">
          <text:p text:style-name="P1"><text:span text:style-name="T3"><text:s text:c="8"/></text:span><text:span text:style-name="T3">.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draw:layer="layout" svg:width="3.492cm" svg:height="0.4cm" svg:x="0.907cm" svg:y="11.099cm">
          <text:p text:style-name="P1"><text:span text:style-name="T3"><text:s text:c="8"/></text:span><text:span text:style-name="T3">.remo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" xml:id="id64" draw:id="id64" draw:layer="layout" svg:width="3.493cm" svg:height="0.4cm" svg:x="0.907cm" svg:y="11.5cm">
          <text:p text:style-name="P1"><text:span text:style-name="T3"><text:s text:c="8"/></text:span><text:span text:style-name="T3">.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" draw:layer="layout" svg:width="3.493cm" svg:height="0.4cm" svg:x="0.907cm" svg:y="11.901cm">
          <text:p text:style-name="P1"><text:span text:style-name="T3"><text:s text:c="8"/></text:span><text:span text:style-name="T3">.**gro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3" xml:id="id56" draw:id="id56" draw:layer="layout" svg:width="3.492cm" svg:height="0.4cm" svg:x="10.385cm" svg:y="10.525cm">
          <text:p text:style-name="P1"><text:span text:style-name="T3">struct usb_host_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4" draw:layer="layout" svg:width="3.492cm" svg:height="0.4cm" svg:x="10.385cm" svg:y="10.925cm">
          <text:p text:style-name="P1"><text:span text:style-name="T3"><text:s text:c="3"/></text:span><text:span text:style-name="T3">.d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" draw:layer="layout" svg:width="3.492cm" svg:height="0.4cm" svg:x="10.385cm" svg:y="11.326cm">
          <text:p text:style-name="P1"><text:span text:style-name="T3"><text:s text:c="6"/></text:span><text:span text:style-name="T3">.bL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4" draw:layer="layout" svg:width="0.5cm" svg:height="2.8cm" svg:x="13.877cm" svg:y="10.525cm">
          <text:p text:style-name="P1"><text:span text:style-name="T3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" draw:layer="layout" svg:width="3.492cm" svg:height="0.4cm" svg:x="10.386cm" svg:y="11.727cm">
          <text:p text:style-name="P1"><text:span text:style-name="T3"><text:s text:c="6"/></text:span><text:span text:style-name="T3">.bDescriptor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" draw:layer="layout" svg:width="3.492cm" svg:height="0.4cm" svg:x="10.387cm" svg:y="12.128cm">
          <text:p text:style-name="P1"><text:span text:style-name="T3"><text:s text:c="6"/></text:span><text:span text:style-name="T3">.bNumInterfa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" xml:id="id57" draw:id="id57" draw:layer="layout" svg:width="3.492cm" svg:height="0.4cm" svg:x="10.386cm" svg:y="12.526cm">
          <text:p text:style-name="P1"><text:span text:style-name="T3"><text:s text:c="3"/></text:span><text:span text:style-name="T3">.*interface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" xml:id="id58" draw:id="id58" draw:layer="layout" svg:width="3.492cm" svg:height="0.4cm" svg:x="10.368cm" svg:y="14.323cm">
          <text:p text:style-name="P1"><text:span text:style-name="T3">struct usb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" draw:layer="layout" svg:width="3.492cm" svg:height="0.4cm" svg:x="10.368cm" svg:y="15.123cm">
          <text:p text:style-name="P1"><text:span text:style-name="T3"><text:s text:c="3"/></text:span><text:span text:style-name="T3">.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4" xml:id="id70" draw:id="id70" draw:layer="layout" svg:width="3.492cm" svg:height="0.4cm" svg:x="10.368cm" svg:y="15.524cm">
          <text:p text:style-name="P1"><text:span text:style-name="T3"><text:s text:c="6"/></text:span><text:span text:style-name="T3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" draw:layer="layout" svg:width="3.492cm" svg:height="0.4cm" svg:x="10.368cm" svg:y="15.924cm">
          <text:p text:style-name="P1"><text:span text:style-name="T3"><text:s text:c="6"/></text:span><text:span text:style-name="T3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4" xml:id="id72" draw:id="id72" draw:layer="layout" svg:width="3.492cm" svg:height="0.4cm" svg:x="10.368cm" svg:y="16.325cm">
          <text:p text:style-name="P1"><text:span text:style-name="T3"><text:s text:c="6"/></text:span><text:span text:style-name="T3">.*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4" xml:id="id59" draw:id="id59" draw:layer="layout" svg:width="3.492cm" svg:height="0.4cm" svg:x="10.387cm" svg:y="12.927cm">
          <text:p text:style-name="P1"><text:span text:style-name="T3"><text:s text:c="3"/></text:span><text:span text:style-name="T3">.*intf_cache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" xml:id="id60" draw:id="id60" draw:layer="layout" svg:width="3.98cm" svg:height="0.4cm" svg:x="15.094cm" svg:y="14.925cm">
          <text:p text:style-name="P1"><text:span text:style-name="T3">struct usb_interface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4" draw:layer="layout" svg:width="3.98cm" svg:height="0.4cm" svg:x="15.094cm" svg:y="15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" draw:layer="layout" svg:width="3.98cm" svg:height="0.4cm" svg:x="15.095cm" svg:y="15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" draw:layer="layout" svg:width="3.98cm" svg:height="0.4cm" svg:x="15.095cm" svg:y="16.1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4" draw:layer="layout" svg:width="3.981cm" svg:height="0.4cm" svg:x="15.096cm" svg:y="16.5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3" draw:layer="layout" svg:width="3.492cm" svg:height="0.4cm" svg:x="19.577cm" svg:y="16.124cm">
          <text:p text:style-name="P1"><text:span text:style-name="T3">struct devic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4" draw:layer="layout" svg:width="3.492cm" svg:height="0.4cm" svg:x="19.577cm" svg:y="16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62" draw:id="id62" draw:layer="layout" svg:width="3.492cm" svg:height="0.4cm" svg:x="19.578cm" svg:y="15.725cm">
          <text:p text:style-name="P1"><text:span text:style-name="T4">usb_if_devic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4" xml:id="id61" draw:id="id61" draw:layer="layout" svg:width="3.492cm" svg:height="0.4cm" svg:x="10.368cm" svg:y="16.726cm">
          <text:p text:style-name="P1"><text:span text:style-name="T3"><text:s text:c="6"/></text:span><text:span text:style-name="T3">.*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4" xml:id="id51" draw:id="id51" draw:layer="layout" svg:width="3.492cm" svg:height="0.4cm" svg:x="10.368cm" svg:y="14.724cm">
          <text:p text:style-name="P1"><text:span text:style-name="T3"><text:s text:c="3"/></text:span><text:span text:style-name="T3">.*cur_altset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3" xml:id="id52" draw:id="id52" draw:layer="layout" svg:width="3.492cm" svg:height="0.4cm" svg:x="5.608cm" svg:y="14.399cm">
          <text:p text:style-name="P1"><text:span text:style-name="T3">struct usb_host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4" xml:id="id53" draw:id="id53" draw:layer="layout" svg:width="3.492cm" svg:height="0.4cm" svg:x="5.608cm" svg:y="14.8cm">
          <text:p text:style-name="P1"><text:span text:style-name="T3"><text:s text:c="3"/></text:span><text:span text:style-name="T3">.*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0.368cm" svg:y1="14.924cm" svg:x2="9.1cm" svg:y2="14.599cm" draw:start-shape="id51" draw:start-glue-point="3" draw:end-shape="id52" draw:end-glue-point="1" svg:d="M10368 14924c-949 0-316-325-1268-325" svg:viewBox="0 0 1269 326">
          <text:p/>
        </draw:connector>
        <draw:custom-shape draw:style-name="gr157" draw:text-style-name="P3" xml:id="id54" draw:id="id54" draw:layer="layout" svg:width="3.492cm" svg:height="0.4cm" svg:x="0.9cm" svg:y="14.5cm">
          <text:p text:style-name="P1"><text:span text:style-name="T3">struct usb_host_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4" draw:layer="layout" svg:width="3.492cm" svg:height="0.4cm" svg:x="0.9cm" svg:y="14.901cm">
          <text:p text:style-name="P1"><text:span text:style-name="T3">这是个数组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5.608cm" svg:y1="15cm" svg:x2="4.392cm" svg:y2="14.7cm" draw:start-shape="id53" draw:start-glue-point="3" draw:end-shape="id54" draw:end-glue-point="1" svg:d="M5608 15000c-910 0-303-300-1216-300" svg:viewBox="0 0 1217 301">
          <text:p/>
        </draw:connector>
        <draw:custom-shape draw:style-name="gr159" draw:text-style-name="P4" draw:layer="layout" svg:width="3.492cm" svg:height="0.4cm" svg:x="0.9cm" svg:y="15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4" draw:layer="layout" svg:width="3.492cm" svg:height="0.4cm" svg:x="0.9cm" svg:y="15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4" draw:layer="layout" svg:width="3.492cm" svg:height="0.4cm" svg:x="0.9cm" svg:y="16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4" draw:layer="layout" svg:width="3.492cm" svg:height="0.4cm" svg:x="10.369cm" svg:y="17.127cm">
          <text:p text:style-name="P1"><text:span text:style-name="T3"><text:s text:c="6"/></text:span><text:span text:style-name="T3">.*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6.49cm" svg:y1="11.399cm" svg:x2="12.131cm" svg:y2="10.525cm" draw:start-shape="id55" draw:start-glue-point="3" draw:end-shape="id56" draw:end-glue-point="0" svg:d="M16490 11399c-1959 0-1632-688-2232-1094s-2127-531-2127 220" svg:viewBox="0 0 4360 1420">
          <text:p/>
        </draw:connector>
        <draw:connector draw:style-name="gr30" draw:text-style-name="P6" draw:layer="layout" draw:type="curve" svg:x1="10.386cm" svg:y1="12.726cm" svg:x2="10.368cm" svg:y2="14.523cm" draw:start-shape="id57" draw:start-glue-point="3" draw:end-shape="id58" draw:end-glue-point="3" svg:d="M10386 12726c-778 0-769 1797-18 1797" svg:viewBox="0 0 583 1798">
          <text:p/>
        </draw:connector>
        <draw:connector draw:style-name="gr30" draw:text-style-name="P6" draw:layer="layout" draw:type="curve" svg:x1="13.879cm" svg:y1="13.127cm" svg:x2="15.094cm" svg:y2="15.125cm" draw:start-shape="id59" draw:start-glue-point="1" draw:end-shape="id60" draw:end-glue-point="3" svg:d="M13879 13127c912 0 305 1998 1215 1998" svg:viewBox="0 0 1216 1999">
          <text:p/>
        </draw:connector>
        <draw:connector draw:style-name="gr30" draw:text-style-name="P6" draw:layer="layout" draw:type="curve" svg:x1="13.86cm" svg:y1="16.926cm" svg:x2="19.578cm" svg:y2="15.925cm" draw:start-shape="id61" draw:start-glue-point="1" draw:end-shape="id62" draw:end-glue-point="3" svg:d="M13860 16926c4290 0 1431-1001 5718-1001" svg:viewBox="0 0 5719 1002">
          <text:p/>
        </draw:connector>
        <draw:connector draw:style-name="gr30" draw:text-style-name="P6" draw:layer="layout" draw:type="curve" svg:x1="4.399cm" svg:y1="10.498cm" svg:x2="6.008cm" svg:y2="4.697cm" draw:start-shape="id63" draw:start-glue-point="1" draw:end-shape="id4" draw:end-glue-point="3" svg:d="M4399 10498c1207 0 403-5801 1609-5801" svg:viewBox="0 0 1610 5802">
          <text:p/>
        </draw:connector>
        <draw:custom-shape draw:style-name="gr163" draw:text-style-name="P2" draw:layer="layout" svg:width="9.5cm" svg:height="8.327cm" svg:x="-19.8cm" svg:y="12.373cm">
          <text:p text:style-name="P1"><text:span text:style-name="T2">从</text:span><text:span text:style-name="T2">HUB</text:span><text:span text:style-name="T2">添加设备到</text:span><text:span text:style-name="T2">probe</text:span></text:p>
          <text:p text:style-name="P1"><text:span text:style-name="T3">device_add()</text:span></text:p>
          <text:p text:style-name="P1"><text:span text:style-name="T3"><text:s text:c="6"/></text:span><text:span text:style-name="T3">.bus_probe_device(dev);</text:span></text:p>
          <text:p text:style-name="P1"><text:span text:style-name="T3"><text:s text:c="9"/></text:span><text:span text:style-name="T3">.device_attach(dev);&lt;&lt;&lt;end</text:span></text:p>
          <text:p text:style-name="P1"><text:span text:style-name="T3"><text:s text:c="12"/></text:span><text:span text:style-name="T3">.bus_for_each_drv(dev-&gt;bus, <text:s/>dev, __device_attach);&lt;&lt;&lt;e</text:span></text:p>
          <text:p text:style-name="P1"><text:span text:style-name="T3"><text:s text:c="15"/></text:span><text:span text:style-name="T3">.__device_attach(drv,dev)</text:span></text:p>
          <text:p text:style-name="P1"><text:span text:style-name="T3"><text:s text:c="18"/></text:span><text:span text:style-name="T3">.driver_probe_device(drv, dev);</text:span></text:p>
          <text:p text:style-name="P1"><text:span text:style-name="T3"><text:s text:c="21"/></text:span><text:span text:style-name="T3">.really_probe(dev,drv);</text:span></text:p>
          <text:p text:style-name="P1"><text:span text:style-name="T3"><text:s text:c="24"/></text:span><text:span text:style-name="T3">.drv-&gt;probe(dev)==usb_probe_device(dev)</text:span></text:p>
          <text:p text:style-name="P1"><text:span text:style-name="T3"><text:s text:c="24"/></text:span><text:span text:style-name="T3">.driver_bound(dev);</text:span></text:p>
          <text:p text:style-name="P1"><text:span text:style-name="T3"/></text:p>
          <text:p text:style-name="P1"><text:span text:style-name="T3">usb_probe_device(dev)</text:span></text:p>
          <text:p text:style-name="P1"><text:span text:style-name="T3"><text:s text:c="3"/></text:span><text:span text:style-name="T3">.udriver = to_usb_device_driver(dev-&gt;driver)</text:span></text:p>
          <text:p text:style-name="P1"><text:span text:style-name="T3"><text:s text:c="3"/></text:span><text:span text:style-name="T3">.udev = to_usb_device(dev);</text:span></text:p>
          <text:p text:style-name="P1"><text:span text:style-name="T3"><text:s text:c="3"/></text:span><text:span text:style-name="T3">.udriver-&gt;probe(udev);//generic_probe</text:span></text:p>
          <text:p text:style-name="P1"><text:span text:style-name="T3"><text:s text:c="6"/></text:span><text:span text:style-name="T3">.usb_set_configuration(udev, c);</text:span></text:p>
          <text:p text:style-name="P1"><text:span text:style-name="T3"><text:s text:c="9"/></text:span><text:span text:style-name="T3">.device_add(&amp;intf-&gt;dev);</text:span></text:p>
          <text:p text:style-name="P1"><text:span text:style-name="T3"><text:s text:c="6"/></text:span><text:span text:style-name="T3">.usb_notify_add_device(udev);</text:span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27.144298688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" xml:id="id65" draw:id="id65" draw:layer="layout" svg:width="3.302cm" svg:height="0.4cm" svg:x="5.798cm" svg:y="9.8cm">
          <text:p text:style-name="P1"><text:span text:style-name="T3">struct driver_priv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4" xml:id="id67" draw:id="id67" draw:layer="layout" svg:width="3.302cm" svg:height="0.4cm" svg:x="5.798cm" svg:y="10.2cm">
          <text:p text:style-name="P1"><text:span text:style-name="T3"><text:s text:c="2"/></text:span><text:span text:style-name="T3">.klist_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02cm" svg:height="0.4cm" svg:x="5.798cm" svg:y="10.601cm">
          <text:p text:style-name="P1"><text:span text:style-name="T3"><text:s text:c="2"/></text:span><text:span text:style-name="T3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3" draw:layer="layout" svg:width="3.302cm" svg:height="0.4cm" svg:x="5.798cm" svg:y="11.001cm">
          <text:p text:style-name="P1"><text:span text:style-name="T3"><text:s text:c="2"/></text:span><text:span text:style-name="T3">.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4" draw:layer="layout" svg:width="3.302cm" svg:height="0.4cm" svg:x="5.798cm" svg:y="11.402cm">
          <text:p text:style-name="P1"><text:span text:style-name="T3"><text:s text:c="4"/></text:span><text:span text:style-name="T3">.*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4" draw:layer="layout" svg:width="3.302cm" svg:height="0.4cm" svg:x="5.798cm" svg:y="11.803cm">
          <text:p text:style-name="P1"><text:span text:style-name="T3"><text:s text:c="4"/></text:span><text:span text:style-name="T3">.*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4" draw:layer="layout" svg:width="3.302cm" svg:height="0.4cm" svg:x="5.798cm" svg:y="12.204cm">
          <text:p text:style-name="P1"><text:span text:style-name="T3"><text:s text:c="4"/></text:span><text:span text:style-name="T3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4" draw:layer="layout" svg:width="3.302cm" svg:height="0.4cm" svg:x="5.798cm" svg:y="12.605cm">
          <text:p text:style-name="P1"><text:span text:style-name="T3"><text:s text:c="4"/></text:span><text:span text:style-name="T3">.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4.4cm" svg:y1="11.7cm" svg:x2="5.798cm" svg:y2="10cm" draw:start-shape="id64" draw:start-glue-point="1" draw:end-shape="id65" draw:end-glue-point="3" svg:d="M4400 11700c1048 0 350-1700 1398-1700" svg:viewBox="0 0 1399 1701">
          <text:p/>
        </draw:connector>
        <draw:connector draw:style-name="gr30" draw:text-style-name="P6" draw:layer="layout" draw:type="curve" svg:x1="16.489cm" svg:y1="4.498cm" svg:x2="9.1cm" svg:y2="10.4cm" draw:start-shape="id66" draw:start-glue-point="3" draw:end-shape="id67" svg:d="M16489 4498c-5541 0-1847 5902-7389 5902" svg:viewBox="0 0 7390 5903">
          <text:p/>
        </draw:connector>
        <draw:custom-shape draw:style-name="gr4" draw:text-style-name="P4" xml:id="id69" draw:id="id69" draw:layer="layout" svg:width="3.302cm" svg:height="0.4cm" svg:x="6.009cm" svg:y="7.698cm">
          <text:p text:style-name="P1"><text:span text:style-name="T3">usb_device_ma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8" draw:id="id68" draw:layer="layout" svg:width="3.302cm" svg:height="0.4cm" svg:x="6.009cm" svg:y="5.698cm">
          <text:p text:style-name="P1"><text:span text:style-name="T3"><text:s text:c="2"/></text:span><text:span text:style-name="T3">.ma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9.311cm" svg:y1="5.898cm" svg:x2="9.311cm" svg:y2="7.898cm" draw:start-shape="id68" draw:start-glue-point="1" draw:end-shape="id69" draw:end-glue-point="1" svg:d="M9311 5898c753 0 753 2000 0 2000" svg:viewBox="0 0 566 2001">
          <text:p/>
        </draw:connector>
        <draw:custom-shape draw:style-name="gr171" draw:text-style-name="P2" draw:layer="layout" svg:width="9.5cm" svg:height="8.2cm" svg:x="-10.3cm" svg:y="12.3cm">
          <text:p text:style-name="P1"><text:span text:style-name="T2">接口</text:span><text:span text:style-name="T2">probe</text:span></text:p>
          <text:p text:style-name="P1"><text:span text:style-name="T3">device_add()</text:span></text:p>
          <text:p text:style-name="P1"><text:span text:style-name="T3"><text:s text:c="6"/></text:span><text:span text:style-name="T3">.bus_probe_device(dev);</text:span></text:p>
          <text:p text:style-name="P1"><text:span text:style-name="T3"><text:s text:c="9"/></text:span><text:span text:style-name="T3">.device_attach(dev);&lt;&lt;&lt;end</text:span></text:p>
          <text:p text:style-name="P1"><text:span text:style-name="T3"><text:s text:c="12"/></text:span><text:span text:style-name="T3">.bus_for_each_drv(dev-&gt;bus, <text:s/>dev, __device_attach);&lt;&lt;&lt;e</text:span></text:p>
          <text:p text:style-name="P1"><text:span text:style-name="T3"><text:s text:c="15"/></text:span><text:span text:style-name="T3">.__device_attach(drv,dev)</text:span></text:p>
          <text:p text:style-name="P1"><text:span text:style-name="T3"><text:s text:c="18"/></text:span><text:span text:style-name="T3">.driver_match_device(drv, dev)</text:span></text:p>
          <text:p text:style-name="P1"><text:span text:style-name="T3"><text:s text:c="18"/></text:span><text:span text:style-name="T3">.driver_probe_device(drv, dev);&lt;&lt;&lt;end</text:span></text:p>
          <text:p text:style-name="P1"><text:span text:style-name="T3"><text:s text:c="21"/></text:span><text:span text:style-name="T3">.really_probe(dev, drv);&lt;&lt;&lt;end</text:span></text:p>
          <text:p text:style-name="P1"><text:span text:style-name="T3"><text:s text:c="24"/></text:span><text:span text:style-name="T3">.dev-&gt;driver = drv;</text:span></text:p>
          <text:p text:style-name="P1"><text:span text:style-name="T3"><text:s text:c="24"/></text:span><text:span text:style-name="T3">.drv-&gt;probe(dev)==usb_probe_interface(dev)</text:span></text:p>
          <text:p text:style-name="P1"><text:span text:style-name="T3"><text:s text:c="24"/></text:span><text:span text:style-name="T3">.driver_bound(dev);</text:span></text:p>
          <text:p text:style-name="P1"><text:span text:style-name="T3"/></text:p>
          <text:p text:style-name="P1"><text:span text:style-name="T3">usb_probe_interface(dev)</text:span></text:p>
          <text:p text:style-name="P1"><text:span text:style-name="T3"><text:s text:c="3"/></text:span><text:span text:style-name="T3">.driver = to_usb_driver(dev-&gt;driver);</text:span></text:p>
          <text:p text:style-name="P1"><text:span text:style-name="T3"><text:s text:c="3"/></text:span><text:span text:style-name="T3">.driver-&gt;probe(intf, id);//</text:span><text:span text:style-name="T4">usb_storage_driver-&gt;storage_probe</text:span></text:p>
          <text:p text:style-name="P1"><text:span text:style-name="T1"><text:s text:c="6"/></text:span><text:span text:style-name="T1">.usb_stor_probe1();</text:span></text:p>
          <text:p text:style-name="P1"><text:span text:style-name="T1"><text:s text:c="6"/></text:span><text:span text:style-name="T1">.usb_stor_probe2(us);</text:span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69.41836361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3.86cm" svg:y1="15.724cm" svg:x2="16.489cm" svg:y2="6.993cm" draw:start-shape="id70" draw:start-glue-point="1" draw:end-shape="id71" draw:end-glue-point="3" svg:d="M13860 15724c1972 0 658-8731 2629-8731" svg:viewBox="0 0 2630 8732">
          <text:p/>
        </draw:connector>
        <draw:connector draw:style-name="gr30" draw:text-style-name="P6" draw:layer="layout" draw:type="curve" svg:x1="10.368cm" svg:y1="16.525cm" svg:x2="4.385cm" svg:y2="3.903cm" draw:start-shape="id72" draw:start-glue-point="3" draw:end-shape="id16" draw:end-glue-point="1" svg:d="M10368 16525c-4486 0-1495-12622-5983-12622" svg:viewBox="0 0 5984 12623">
          <text:p/>
        </draw:connector>
        <draw:frame draw:style-name="gr172" draw:text-style-name="P10" draw:layer="layout" svg:width="0.502cm" svg:height="1.504cm" svg:x="13.7cm" svg:y="17.3cm">
          <draw:text-box>
            <text:p/>
          </draw:text-box>
        </draw:frame>
      </draw:page>
      <draw:page draw:name="page2" draw:style-name="dp1" draw:master-page-name="Default">
        <draw:custom-shape draw:style-name="gr173" draw:text-style-name="P3" xml:id="id78" draw:id="id78" draw:layer="layout" svg:width="3.492cm" svg:height="0.4cm" svg:x="14.506cm" svg:y="0.8cm">
          <text:p text:style-name="P1"><text:span text:style-name="T3">struct usb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3" xml:id="id84" draw:id="id84" draw:layer="layout" svg:width="3.492cm" svg:height="0.4cm" svg:x="14.506cm" svg:y="1.6cm">
          <text:p text:style-name="P1"><text:span text:style-name="T3"><text:s text:c="3"/></text:span><text:span text:style-name="T3">.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4" draw:layer="layout" svg:width="3.492cm" svg:height="0.4cm" svg:x="14.506cm" svg:y="2.001cm">
          <text:p text:style-name="P1"><text:span text:style-name="T3"><text:s text:c="6"/></text:span><text:span text:style-name="T3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4" draw:layer="layout" svg:width="3.492cm" svg:height="0.4cm" svg:x="14.506cm" svg:y="2.401cm">
          <text:p text:style-name="P1"><text:span text:style-name="T3"><text:s text:c="6"/></text:span><text:span text:style-name="T3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4" draw:layer="layout" svg:width="3.492cm" svg:height="0.4cm" svg:x="14.506cm" svg:y="2.802cm">
          <text:p text:style-name="P1"><text:span text:style-name="T3"><text:s text:c="6"/></text:span><text:span text:style-name="T3">.*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4" draw:layer="layout" svg:width="3.492cm" svg:height="0.4cm" svg:x="14.506cm" svg:y="3.203cm">
          <text:p text:style-name="P1"><text:span text:style-name="T3"><text:s text:c="6"/></text:span><text:span text:style-name="T3">.*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4" xml:id="id73" draw:id="id73" draw:layer="layout" svg:width="3.492cm" svg:height="0.4cm" svg:x="14.506cm" svg:y="1.201cm">
          <text:p text:style-name="P1"><text:span text:style-name="T3"><text:s text:c="3"/></text:span><text:span text:style-name="T3">.*cur_altset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3" xml:id="id74" draw:id="id74" draw:layer="layout" svg:width="3.492cm" svg:height="0.4cm" svg:x="9.746cm" svg:y="0.876cm">
          <text:p text:style-name="P1"><text:span text:style-name="T3">struct usb_host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4" xml:id="id75" draw:id="id75" draw:layer="layout" svg:width="3.492cm" svg:height="0.4cm" svg:x="9.746cm" svg:y="1.277cm">
          <text:p text:style-name="P1"><text:span text:style-name="T3"><text:s text:c="3"/></text:span><text:span text:style-name="T3">.*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4.506cm" svg:y1="1.401cm" svg:x2="13.238cm" svg:y2="1.076cm" draw:start-shape="id73" draw:start-glue-point="3" draw:end-shape="id74" draw:end-glue-point="1" svg:d="M14506 1401c-949 0-316-325-1268-325" svg:viewBox="0 0 1269 326">
          <text:p/>
        </draw:connector>
        <draw:custom-shape draw:style-name="gr182" draw:text-style-name="P3" xml:id="id76" draw:id="id76" draw:layer="layout" svg:width="3.492cm" svg:height="0.4cm" svg:x="5.038cm" svg:y="0.977cm">
          <text:p text:style-name="P1"><text:span text:style-name="T3">struct usb_host_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4" draw:layer="layout" svg:width="3.492cm" svg:height="0.4cm" svg:x="5.038cm" svg:y="1.378cm">
          <text:p text:style-name="P1"><text:span text:style-name="T3">这是个数组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9.746cm" svg:y1="1.477cm" svg:x2="8.53cm" svg:y2="1.177cm" draw:start-shape="id75" draw:start-glue-point="3" draw:end-shape="id76" draw:end-glue-point="1" svg:d="M9746 1477c-910 0-303-300-1216-300" svg:viewBox="0 0 1217 301">
          <text:p/>
        </draw:connector>
        <draw:custom-shape draw:style-name="gr184" draw:text-style-name="P4" draw:layer="layout" svg:width="3.492cm" svg:height="0.4cm" svg:x="5.038cm" svg:y="1.7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draw:layer="layout" svg:width="3.492cm" svg:height="0.4cm" svg:x="5.038cm" svg:y="2.1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92cm" svg:height="0.4cm" svg:x="5.038cm" svg:y="2.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4" xml:id="id81" draw:id="id81" draw:layer="layout" svg:width="3.492cm" svg:height="0.4cm" svg:x="14.506cm" svg:y="3.604cm">
          <text:p text:style-name="P1"><text:span text:style-name="T3"><text:s text:c="6"/></text:span><text:span text:style-name="T3">.*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3" xml:id="id93" draw:id="id93" draw:layer="layout" svg:width="3.492cm" svg:height="0.4cm" svg:x="14.506cm" svg:y="4.797cm">
          <text:p text:style-name="P1"><text:span text:style-name="T3">struct Scsi_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draw:layer="layout" svg:width="3.492cm" svg:height="0.4cm" svg:x="14.506cm" svg:y="5.198cm"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4" draw:layer="layout" svg:width="3.492cm" svg:height="0.4cm" svg:x="14.506cm" svg:y="5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4" draw:layer="layout" svg:width="3.492cm" svg:height="0.4cm" svg:x="14.506cm" svg:y="5.999cm">
          <text:p text:style-name="P1"><text:span text:style-name="T3"><text:s text:c="3"/></text:span><text:span text:style-name="T3">.hostdata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3" xml:id="id80" draw:id="id80" draw:layer="layout" svg:width="3.492cm" svg:height="0.4cm" svg:x="14.506cm" svg:y="6.4cm">
          <text:p text:style-name="P1"><text:span text:style-name="T3">struct us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4" draw:layer="layout" svg:width="3.492cm" svg:height="0.4cm" svg:x="14.506cm" svg:y="7.199cm">
          <text:p text:style-name="P1"><text:span text:style-name="T3"><text:s text:c="3"/></text:span><text:span text:style-name="T3">.scan_d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4" draw:layer="layout" svg:width="3.492cm" svg:height="0.4cm" svg:x="14.506cm" svg:y="9.6cm">
          <text:p text:style-name="P1"><text:span text:style-name="T3"><text:s text:c="3"/></text:span><text:span text:style-name="T3">.*pusb_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4" xml:id="id77" draw:id="id77" draw:layer="layout" svg:width="3.492cm" svg:height="0.4cm" svg:x="14.506cm" svg:y="10cm">
          <text:p text:style-name="P1"><text:span text:style-name="T3"><text:s text:c="3"/></text:span><text:span text:style-name="T3">.*pusb_int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4.506cm" svg:y1="10.2cm" svg:x2="14.506cm" svg:y2="1cm" draw:start-shape="id77" draw:start-glue-point="3" draw:end-shape="id78" svg:d="M14506 10200c-751 0-751-9200 0-9200" svg:viewBox="0 0 564 9201">
          <text:p/>
        </draw:connector>
        <draw:connector draw:style-name="gr30" draw:text-style-name="P6" draw:layer="layout" draw:type="curve" svg:x1="19.209cm" svg:y1="2.3cm" svg:x2="17.998cm" svg:y2="6.6cm" draw:start-shape="id79" draw:start-glue-point="3" draw:end-shape="id80" draw:end-glue-point="1" svg:d="M19209 2300c-907 0-302 4300-1211 4300" svg:viewBox="0 0 1212 4301">
          <text:p/>
        </draw:connector>
        <draw:custom-shape draw:style-name="gr196" draw:text-style-name="P3" xml:id="id82" draw:id="id82" draw:layer="layout" svg:width="3.492cm" svg:height="0.4cm" svg:x="19.208cm" svg:y="0.899cm">
          <text:p text:style-name="P1"><text:span text:style-name="T3">struct <text:s/>device_priv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4" draw:layer="layout" svg:width="3.492cm" svg:height="0.4cm" svg:x="19.208cm" svg:y="1.299cm">
          <text:p text:style-name="P1"><text:span text:style-name="T3"><text:s text:c="3"/></text:span><text:span text:style-name="T3">.knode_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4" draw:layer="layout" svg:width="3.492cm" svg:height="0.4cm" svg:x="19.208cm" svg:y="1.7cm">
          <text:p text:style-name="P1"><text:span text:style-name="T3"><text:s text:c="3"/></text:span><text:span text:style-name="T3">.knode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7.998cm" svg:y1="3.804cm" svg:x2="19.208cm" svg:y2="1.099cm" draw:start-shape="id81" draw:start-glue-point="1" draw:end-shape="id82" draw:end-glue-point="3" svg:d="M17998 3804c909 0 304-2705 1210-2705" svg:viewBox="0 0 1211 2706">
          <text:p/>
        </draw:connector>
        <draw:custom-shape draw:style-name="gr199" draw:text-style-name="P4" draw:layer="layout" svg:width="3.492cm" svg:height="0.4cm" svg:x="19.209cm" svg:y="1.701cm">
          <text:p text:style-name="P1"><text:span text:style-name="T3"><text:s text:c="3"/></text:span><text:span text:style-name="T3">.knode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4" xml:id="id79" draw:id="id79" draw:layer="layout" svg:width="3.492cm" svg:height="0.4cm" svg:x="19.209cm" svg:y="2.1cm">
          <text:p text:style-name="P1"><text:span text:style-name="T3"><text:s text:c="3"/></text:span><text:span text:style-name="T3">.*driv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" draw:layer="layout" svg:width="3.492cm" svg:height="0.4cm" svg:x="19.209cm" svg:y="2.501cm">
          <text:p text:style-name="P1"><text:span text:style-name="T3"><text:s text:c="3"/></text:span><text:span text:style-name="T3">.knode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4" xml:id="id83" draw:id="id83" draw:layer="layout" svg:width="3.492cm" svg:height="0.4cm" svg:x="19.21cm" svg:y="2.502cm">
          <text:p text:style-name="P1"><text:span text:style-name="T3"><text:s text:c="3"/></text:span><text:span text:style-name="T3">.*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9.21cm" svg:y1="2.702cm" svg:x2="17.998cm" svg:y2="1.8cm" draw:start-shape="id83" draw:start-glue-point="3" draw:end-shape="id84" draw:end-glue-point="1" svg:d="M19210 2702c-907 0-302-902-1212-902" svg:viewBox="0 0 1213 903">
          <text:p/>
        </draw:connector>
        <draw:custom-shape draw:style-name="gr203" draw:text-style-name="P3" draw:layer="layout" svg:width="3.492cm" svg:height="0.4cm" svg:x="14.507cm" svg:y="7.599cm">
          <text:p text:style-name="P1"><text:span text:style-name="T3"><text:s text:c="6"/></text:span><text:span text:style-name="T3">.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4" draw:layer="layout" svg:width="3.492cm" svg:height="0.4cm" svg:x="14.507cm" svg:y="9.2cm">
          <text:p text:style-name="P1"><text:span text:style-name="T3"><text:s text:c="6"/></text:span><text:span text:style-name="T3">.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4" draw:layer="layout" svg:width="3.492cm" svg:height="0.4cm" svg:x="14.507cm" svg:y="7.999cm">
          <text:p text:style-name="P1"><text:span text:style-name="T3"><text:s text:c="9"/></text:span><text:span text:style-name="T3">.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4" draw:layer="layout" svg:width="3.492cm" svg:height="0.4cm" svg:x="14.507cm" svg:y="8.4cm">
          <text:p text:style-name="P1"><text:span text:style-name="T3"><text:s text:c="9"/></text:span><text:span text:style-name="T3">.fu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4" draw:layer="layout" svg:width="3.492cm" svg:height="0.4cm" svg:x="14.507cm" svg:y="8.8cm">
          <text:p text:style-name="P1"><text:span text:style-name="T3"><text:s text:c="9"/></text:span><text:span text:style-name="T3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4" xml:id="id86" draw:id="id86" draw:layer="layout" svg:width="9.5cm" svg:height="6cm" svg:x="1.6cm" svg:y="11.8cm">
          <text:p text:style-name="P1"><text:span text:style-name="T2">usb_stor_probe2</text:span></text:p>
          <text:p text:style-name="P1"><text:span text:style-name="T3"><text:s text:c="3"/></text:span><text:span text:style-name="T3">.usb_stor_acquire_resources(us);</text:span></text:p>
          <text:p text:style-name="P1"><text:span text:style-name="T3"><text:s text:c="6"/></text:span><text:span text:style-name="T3">.kthread_run(usb_stor_control_thread, us, "usb-storage");&lt;&lt;end</text:span></text:p>
          <text:p text:style-name="P1"><text:span text:style-name="T3"><text:s text:c="9"/></text:span><text:span text:style-name="T3">.wait_for_completion_interruptible(</text:span><text:span text:style-name="T6">&amp;us-&gt;cmnd_ready</text:span><text:span text:style-name="T3">)//5</text:span></text:p>
          <text:p text:style-name="P8"><text:span text:style-name="T3"><text:s text:c="9"/></text:span><text:span text:style-name="T3">.</text:span><text:span text:style-name="T7">fill_inquiry_response(us, data_ptr, 36);</text:span></text:p>
          <text:p text:style-name="P8"><text:span text:style-name="T3"><text:s text:c="9"/></text:span><text:span text:style-name="T3">.</text:span><text:span text:style-name="T7">us-&gt;srb-&gt;result = SAM_STAT_GOOD;</text:span></text:p>
          <text:p text:style-name="P1"><text:span text:style-name="T8"><text:s text:c="9"/></text:span><text:span text:style-name="T8">.us-&gt;proto_handler(us-&gt;srb, us);</text:span></text:p>
          <text:p text:style-name="P1"><text:span text:style-name="T3"><text:s text:c="9"/></text:span><text:span text:style-name="T4">.us-&gt;srb-&gt;scsi_done(us-&gt;srb);</text:span></text:p>
          <text:p text:style-name="P1"><text:span text:style-name="T3"><text:s text:c="9"/></text:span><text:span text:style-name="T4">.complete(&amp;(us-&gt;notify));//if TIMEOUT,wakeup Abort thread</text:span></text:p>
          <text:p text:style-name="P1"><text:span text:style-name="T3"><text:s text:c="3"/></text:span><text:span text:style-name="T3">.</text:span><text:span text:style-name="T4">scsi_add_host(us_to_host(us), dev);//2</text:span></text:p>
          <text:p text:style-name="P1"><text:span text:style-name="T3"><text:s text:c="3"/></text:span><text:span text:style-name="T3">.queue_delayed_work( &amp;us-&gt;scan_dwork)&lt;&lt;end</text:span></text:p>
          <text:p text:style-name="P1"><text:span text:style-name="T3"><text:s text:c="6"/></text:span><text:span text:style-name="T3">.usb_stor_scan_dwork</text:span></text:p>
          <text:p text:style-name="P8"><text:span text:style-name="T3"><text:s text:c="9"/></text:span><text:span text:style-name="T3">.</text:span><text:span text:style-name="T7">scsi_scan_host(us_to_host(us))</text:span><text:span text:style-name="T3">;&lt;&lt;end//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" xml:id="id85" draw:id="id85" draw:layer="layout" svg:width="9.6cm" svg:height="3.827cm" svg:x="1.6cm" svg:y="7.5cm">
          <text:p text:style-name="P1"><text:span text:style-name="T2">usb_stor_probe1</text:span></text:p>
          <text:p text:style-name="P1"><text:span text:style-name="T4"><text:s text:c="3"/></text:span><text:span text:style-name="T4">.scsi_host_alloc()//1</text:span></text:p>
          <text:p text:style-name="P1"><text:span text:style-name="T3"><text:s text:c="3"/></text:span><text:span text:style-name="T3">.INIT_DELAYED_WORK(&amp;us-&gt;scan_dwork, usb_stor_scan_dwork);</text:span></text:p>
          <text:p text:style-name="P1"><text:span text:style-name="T3"><text:s text:c="3"/></text:span><text:span text:style-name="T3">.result = associate_dev(us, intf);</text:span></text:p>
          <text:p text:style-name="P1"><text:span text:style-name="T3"><text:s text:c="6"/></text:span><text:span text:style-name="T3">.us-&gt;iobuf = usb_alloc_coherent(us-&gt;pusb_dev, <text:s/>&amp;us-&gt;iobuf_dma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svg:x1="6.4cm" svg:y1="11.327cm" svg:x2="6.35cm" svg:y2="11.8cm" draw:start-shape="id85" draw:start-glue-point="2" draw:end-shape="id86" draw:end-glue-point="0" svg:d="M6400 11327v237h-50v236" svg:viewBox="0 0 51 474">
          <text:p/>
        </draw:connector>
        <draw:custom-shape draw:style-name="gr210" draw:text-style-name="P4" xml:id="id87" draw:id="id87" draw:layer="layout" svg:width="9.5cm" svg:height="2.027cm" svg:x="1.6cm" svg:y="18.373cm">
          <text:p text:style-name="P1"><text:span text:style-name="T2">queuecommand</text:span></text:p>
          <text:p text:style-name="P1"><text:span text:style-name="T3"><text:s text:c="3"/></text:span><text:span text:style-name="T3">.srb-&gt;scsi_done = done;</text:span></text:p>
          <text:p text:style-name="P1"><text:span text:style-name="T3"><text:s text:c="3"/></text:span><text:span text:style-name="T3">.us-&gt;srb = srb;</text:span></text:p>
          <text:p text:style-name="P8"><text:span text:style-name="T4"><text:s text:c="3"/></text:span><text:span text:style-name="T4">.</text:span><text:span text:style-name="T9">complete(&amp;</text:span><text:span text:style-name="T6">us-&gt;cmnd_ready);//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svg:x1="6.35cm" svg:y1="17.8cm" svg:x2="6.35cm" svg:y2="18.373cm" draw:start-shape="id86" draw:start-glue-point="2" draw:end-shape="id87" draw:end-glue-point="0" svg:d="M6350 17800v573" svg:viewBox="0 0 1 574">
          <text:p/>
        </draw:connector>
        <draw:custom-shape draw:style-name="gr211" draw:text-style-name="P3" draw:layer="layout" svg:width="3.492cm" svg:height="0.4cm" svg:x="19.207cm" svg:y="5.198cm">
          <text:p text:style-name="P1"><text:span text:style-name="T3">struct scsi_host_temp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492cm" svg:height="0.4cm" svg:x="19.207cm" svg:y="5.599cm">
          <text:p text:style-name="P1"><text:span text:style-name="T3"><text:s text:c="3"/></text:span><text:span text:style-name="T3">.queue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" draw:layer="layout" svg:width="3.492cm" svg:height="0.4cm" svg:x="19.207cm" svg:y="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492cm" svg:height="0.4cm" svg:x="19.208cm" svg:y="4.799cm">
          <text:p text:style-name="P1"><text:span text:style-name="T4">usb_stor_host_temp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4" xml:id="id88" draw:id="id88" draw:layer="layout" svg:width="3.492cm" svg:height="0.4cm" svg:x="14.507cm" svg:y="6.8cm">
          <text:p text:style-name="P1"><text:span text:style-name="T3"><text:s text:c="3"/></text:span><text:span text:style-name="T3">.s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3" xml:id="id89" draw:id="id89" draw:layer="layout" svg:width="3.492cm" svg:height="0.4cm" svg:x="19.208cm" svg:y="6.599cm">
          <text:p text:style-name="P1"><text:span text:style-name="T3">struct scsi_cm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4" xml:id="id90" draw:id="id90" draw:layer="layout" svg:width="3.492cm" svg:height="0.4cm" svg:x="19.208cm" svg:y="7cm">
          <text:p text:style-name="P1"><text:span text:style-name="T3"><text:s text:c="3"/></text:span><text:span text:style-name="T3">.*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4" xml:id="id94" draw:id="id94" draw:layer="layout" svg:width="3.492cm" svg:height="0.4cm" svg:x="19.208cm" svg:y="7.401cm">
          <text:p text:style-name="P1"><text:span text:style-name="T3"><text:s text:c="3"/></text:span><text:span text:style-name="T3">.*host_scrib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7.999cm" svg:y1="7cm" svg:x2="19.208cm" svg:y2="6.799cm" draw:start-shape="id88" draw:start-glue-point="1" draw:end-shape="id89" draw:end-glue-point="3" svg:d="M17999 7000c907 0 303-201 1209-201" svg:viewBox="0 0 1210 202">
          <text:p/>
        </draw:connector>
        <draw:custom-shape draw:style-name="gr219" draw:text-style-name="P3" xml:id="id91" draw:id="id91" draw:layer="layout" svg:width="3.492cm" svg:height="0.4cm" svg:x="19.209cm" svg:y="8.3cm">
          <text:p text:style-name="P1"><text:span text:style-name="T3">struct scsi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4" xml:id="id92" draw:id="id92" draw:layer="layout" svg:width="3.492cm" svg:height="0.4cm" svg:x="19.209cm" svg:y="8.701cm">
          <text:p text:style-name="P1"><text:span text:style-name="T3"><text:s text:c="3"/></text:span><text:span text:style-name="T3">.*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" draw:layer="layout" svg:width="3.492cm" svg:height="0.4cm" svg:x="19.209cm" svg:y="9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22.7cm" svg:y1="7.2cm" svg:x2="22.701cm" svg:y2="8.5cm" draw:start-shape="id90" draw:start-glue-point="1" draw:end-shape="id91" draw:end-glue-point="1" svg:d="M22700 7200c754 0 754 1300 1 1300" svg:viewBox="0 0 567 1301">
          <text:p/>
        </draw:connector>
        <draw:connector draw:style-name="gr30" draw:text-style-name="P6" draw:layer="layout" draw:type="curve" svg:x1="19.209cm" svg:y1="8.901cm" svg:x2="17.998cm" svg:y2="4.997cm" draw:start-shape="id92" draw:start-glue-point="3" draw:end-shape="id93" draw:end-glue-point="1" svg:d="M19209 8901c-907 0-302-3904-1211-3904" svg:viewBox="0 0 1212 3905">
          <text:p/>
        </draw:connector>
        <draw:connector draw:style-name="gr30" draw:text-style-name="P6" draw:layer="layout" draw:type="curve" svg:x1="19.208cm" svg:y1="7.601cm" svg:x2="17.998cm" svg:y2="6.6cm" draw:start-shape="id94" draw:start-glue-point="3" draw:end-shape="id80" draw:end-glue-point="1" svg:d="M19208 7601c-906 0-301-1001-1210-1001" svg:viewBox="0 0 1211 1002">
          <text:p/>
        </draw:connector>
        <draw:custom-shape draw:style-name="gr222" draw:text-style-name="P4" xml:id="id95" draw:id="id95" draw:layer="layout" svg:width="9.5cm" svg:height="4.3cm" svg:x="12.3cm" svg:y="11.9cm">
          <text:p text:style-name="P1"><text:span text:style-name="T8">us-&gt;proto_handler(us-&gt;srb, us)=</text:span></text:p>
          <text:p text:style-name="P1"><text:span text:style-name="T8">usb_stor_transparent_scsi_command</text:span></text:p>
          <text:p text:style-name="P1"><text:span text:style-name="T3"><text:s text:c="3"/></text:span><text:span text:style-name="T3">.usb_stor_invoke_transport(srb, us);&lt;&lt;end</text:span></text:p>
          <text:p text:style-name="P1"><text:span text:style-name="T3"><text:s text:c="6"/></text:span><text:span text:style-name="T3">.result = us-&gt;transport(srb, us);//usb_stor_Bulk_transport()</text:span></text:p>
          <text:p text:style-name="P1"><text:span text:style-name="T3"><text:s text:c="9"/></text:span><text:span text:style-name="T3">.usb_stor_bulk_transfer_buf()</text:span></text:p>
          <text:p text:style-name="P1"><text:span text:style-name="T3"><text:s text:c="12"/></text:span><text:span text:style-name="T3">.usb_fill_bulk_urb()</text:span></text:p>
          <text:p text:style-name="P1"><text:span text:style-name="T3"><text:s text:c="15"/></text:span><text:span text:style-name="T3">.urb-&gt;complete=</text:span><text:span text:style-name="T10">usb_stor_blocking_completion</text:span></text:p>
          <text:p text:style-name="P1"><text:span text:style-name="T3"><text:s text:c="12"/></text:span><text:span text:style-name="T3">.usb_stor_msg_common(us, 0);</text:span></text:p>
          <text:p text:style-name="P1"><text:span text:style-name="T3"><text:s text:c="12"/></text:span><text:span text:style-name="T3">.interpret_urb_result()&lt;&lt;end</text:span></text:p>
          <text:p text:style-name="P1"><text:span text:style-name="T3"><text:s text:c="6"/></text:span><text:span text:style-name="T3">.srb-&gt;result = SAM_STAT_GOOD;</text:span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3" draw:text-style-name="P6" draw:layer="layout" svg:x1="11.1cm" svg:y1="14.8cm" svg:x2="12.3cm" svg:y2="14.05cm" draw:start-shape="id86" draw:end-shape="id95" draw:end-glue-point="3" svg:d="M11100 14800h601v-750h599" svg:viewBox="0 0 1201 751">
          <text:p/>
        </draw:connector>
        <draw:line draw:style-name="gr224" draw:text-style-name="P6" draw:layer="measurelines" svg:x1="2.6cm" svg:y1="10.7cm" svg:x2="2.6cm" svg:y2="18.6cm">
          <text:p/>
        </draw:line>
      </draw:page>
      <draw:page draw:name="page3" draw:style-name="dp1" draw:master-page-name="Default">
        <draw:custom-shape draw:style-name="gr225" draw:text-style-name="P3" xml:id="id101" draw:id="id101" draw:layer="layout" svg:width="3.492cm" svg:height="0.4cm" svg:x="14.506cm" svg:y="0.8cm">
          <text:p text:style-name="P11"><text:span text:style-name="T3">struct usb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3" xml:id="id107" draw:id="id107" draw:layer="layout" svg:width="3.492cm" svg:height="0.4cm" svg:x="14.506cm" svg:y="1.6cm">
          <text:p text:style-name="P11"><text:span text:style-name="T3"><text:s text:c="3"/></text:span><text:span text:style-name="T3">.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4" draw:layer="layout" svg:width="3.492cm" svg:height="0.4cm" svg:x="14.506cm" svg:y="2.001cm">
          <text:p text:style-name="P11"><text:span text:style-name="T3"><text:s text:c="6"/></text:span><text:span text:style-name="T3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4" draw:layer="layout" svg:width="3.492cm" svg:height="0.4cm" svg:x="14.506cm" svg:y="2.401cm">
          <text:p text:style-name="P11"><text:span text:style-name="T3"><text:s text:c="6"/></text:span><text:span text:style-name="T3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4" draw:layer="layout" svg:width="3.492cm" svg:height="0.4cm" svg:x="14.506cm" svg:y="2.802cm">
          <text:p text:style-name="P11"><text:span text:style-name="T3"><text:s text:c="6"/></text:span><text:span text:style-name="T3">.*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4" draw:layer="layout" svg:width="3.492cm" svg:height="0.4cm" svg:x="14.506cm" svg:y="3.203cm">
          <text:p text:style-name="P11"><text:span text:style-name="T3"><text:s text:c="6"/></text:span><text:span text:style-name="T3">.*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4" xml:id="id96" draw:id="id96" draw:layer="layout" svg:width="3.492cm" svg:height="0.4cm" svg:x="14.506cm" svg:y="1.201cm">
          <text:p text:style-name="P11"><text:span text:style-name="T3"><text:s text:c="3"/></text:span><text:span text:style-name="T3">.*cur_altset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3" xml:id="id97" draw:id="id97" draw:layer="layout" svg:width="3.492cm" svg:height="0.4cm" svg:x="9.746cm" svg:y="0.876cm">
          <text:p text:style-name="P11"><text:span text:style-name="T3">struct usb_host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4" xml:id="id98" draw:id="id98" draw:layer="layout" svg:width="3.492cm" svg:height="0.4cm" svg:x="9.746cm" svg:y="1.277cm">
          <text:p text:style-name="P11"><text:span text:style-name="T3"><text:s text:c="3"/></text:span><text:span text:style-name="T3">.*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4.506cm" svg:y1="1.401cm" svg:x2="13.238cm" svg:y2="1.076cm" draw:start-shape="id96" draw:start-glue-point="3" draw:end-shape="id97" draw:end-glue-point="1" svg:d="M14506 1401c-949 0-316-325-1268-325" svg:viewBox="0 0 1269 326">
          <text:p/>
        </draw:connector>
        <draw:custom-shape draw:style-name="gr234" draw:text-style-name="P3" xml:id="id99" draw:id="id99" draw:layer="layout" svg:width="3.492cm" svg:height="0.4cm" svg:x="5.038cm" svg:y="0.977cm">
          <text:p text:style-name="P11"><text:span text:style-name="T3">struct usb_host_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4" draw:layer="layout" svg:width="3.492cm" svg:height="0.4cm" svg:x="5.038cm" svg:y="1.378cm">
          <text:p text:style-name="P12"><text:span text:style-name="T3">这是个数组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9.746cm" svg:y1="1.477cm" svg:x2="8.53cm" svg:y2="1.177cm" draw:start-shape="id98" draw:start-glue-point="3" draw:end-shape="id99" draw:end-glue-point="1" svg:d="M9746 1477c-910 0-303-300-1216-300" svg:viewBox="0 0 1217 301">
          <text:p/>
        </draw:connector>
        <draw:custom-shape draw:style-name="gr236" draw:text-style-name="P4" draw:layer="layout" svg:width="3.492cm" svg:height="0.4cm" svg:x="5.038cm" svg:y="1.7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4" draw:layer="layout" svg:width="3.492cm" svg:height="0.4cm" svg:x="5.038cm" svg:y="2.1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4" draw:layer="layout" svg:width="3.492cm" svg:height="0.4cm" svg:x="5.038cm" svg:y="2.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4" xml:id="id104" draw:id="id104" draw:layer="layout" svg:width="3.492cm" svg:height="0.4cm" svg:x="14.506cm" svg:y="3.604cm">
          <text:p text:style-name="P11"><text:span text:style-name="T3"><text:s text:c="6"/></text:span><text:span text:style-name="T3">.*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" xml:id="id116" draw:id="id116" draw:layer="layout" svg:width="3.492cm" svg:height="0.4cm" svg:x="14.506cm" svg:y="4.797cm">
          <text:p text:style-name="P11"><text:span text:style-name="T3">struct Scsi_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4" draw:layer="layout" svg:width="3.492cm" svg:height="0.4cm" svg:x="14.506cm" svg:y="5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4" draw:layer="layout" svg:width="3.492cm" svg:height="0.4cm" svg:x="14.506cm" svg:y="5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4" draw:layer="layout" svg:width="3.492cm" svg:height="0.4cm" svg:x="14.506cm" svg:y="5.999cm">
          <text:p text:style-name="P11"><text:span text:style-name="T3"><text:s text:c="3"/></text:span><text:span text:style-name="T3">.hostdata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" xml:id="id103" draw:id="id103" draw:layer="layout" svg:width="3.492cm" svg:height="0.4cm" svg:x="14.506cm" svg:y="6.4cm">
          <text:p text:style-name="P11"><text:span text:style-name="T3">struct us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4" draw:layer="layout" svg:width="3.492cm" svg:height="0.4cm" svg:x="14.506cm" svg:y="7.199cm">
          <text:p text:style-name="P11"><text:span text:style-name="T3"><text:s text:c="3"/></text:span><text:span text:style-name="T3">.scan_d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draw:layer="layout" svg:width="3.492cm" svg:height="0.4cm" svg:x="14.506cm" svg:y="9.6cm">
          <text:p text:style-name="P11"><text:span text:style-name="T3"><text:s text:c="3"/></text:span><text:span text:style-name="T3">.*pusb_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xml:id="id100" draw:id="id100" draw:layer="layout" svg:width="3.492cm" svg:height="0.4cm" svg:x="14.506cm" svg:y="10cm">
          <text:p text:style-name="P11"><text:span text:style-name="T3"><text:s text:c="3"/></text:span><text:span text:style-name="T3">.*pusb_int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4.506cm" svg:y1="10.2cm" svg:x2="14.506cm" svg:y2="1cm" draw:start-shape="id100" draw:start-glue-point="3" draw:end-shape="id101" svg:d="M14506 10200c-751 0-751-9200 0-9200" svg:viewBox="0 0 564 9201">
          <text:p/>
        </draw:connector>
        <draw:connector draw:style-name="gr30" draw:text-style-name="P6" draw:layer="layout" draw:type="curve" svg:x1="19.209cm" svg:y1="2.3cm" svg:x2="17.998cm" svg:y2="6.6cm" draw:start-shape="id102" draw:start-glue-point="3" draw:end-shape="id103" draw:end-glue-point="1" svg:d="M19209 2300c-907 0-302 4300-1211 4300" svg:viewBox="0 0 1212 4301">
          <text:p/>
        </draw:connector>
        <draw:custom-shape draw:style-name="gr248" draw:text-style-name="P3" xml:id="id105" draw:id="id105" draw:layer="layout" svg:width="3.492cm" svg:height="0.4cm" svg:x="19.208cm" svg:y="0.899cm">
          <text:p text:style-name="P11"><text:span text:style-name="T3">struct <text:s/>device_priv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4" draw:layer="layout" svg:width="3.492cm" svg:height="0.4cm" svg:x="19.208cm" svg:y="1.299cm">
          <text:p text:style-name="P11"><text:span text:style-name="T3"><text:s text:c="3"/></text:span><text:span text:style-name="T3">.knode_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4" draw:layer="layout" svg:width="3.492cm" svg:height="0.4cm" svg:x="19.208cm" svg:y="1.7cm">
          <text:p text:style-name="P11"><text:span text:style-name="T3"><text:s text:c="3"/></text:span><text:span text:style-name="T3">.knode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7.998cm" svg:y1="3.804cm" svg:x2="19.208cm" svg:y2="1.099cm" draw:start-shape="id104" draw:start-glue-point="1" draw:end-shape="id105" draw:end-glue-point="3" svg:d="M17998 3804c909 0 304-2705 1210-2705" svg:viewBox="0 0 1211 2706">
          <text:p/>
        </draw:connector>
        <draw:custom-shape draw:style-name="gr251" draw:text-style-name="P4" draw:layer="layout" svg:width="3.492cm" svg:height="0.4cm" svg:x="19.209cm" svg:y="1.701cm">
          <text:p text:style-name="P11"><text:span text:style-name="T3"><text:s text:c="3"/></text:span><text:span text:style-name="T3">.knode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xml:id="id102" draw:id="id102" draw:layer="layout" svg:width="3.492cm" svg:height="0.4cm" svg:x="19.209cm" svg:y="2.1cm">
          <text:p text:style-name="P11"><text:span text:style-name="T3"><text:s text:c="3"/></text:span><text:span text:style-name="T3">.*driv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4" draw:layer="layout" svg:width="3.492cm" svg:height="0.4cm" svg:x="19.209cm" svg:y="2.501cm">
          <text:p text:style-name="P11"><text:span text:style-name="T3"><text:s text:c="3"/></text:span><text:span text:style-name="T3">.knode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" xml:id="id106" draw:id="id106" draw:layer="layout" svg:width="3.492cm" svg:height="0.4cm" svg:x="19.21cm" svg:y="2.502cm">
          <text:p text:style-name="P11"><text:span text:style-name="T3"><text:s text:c="3"/></text:span><text:span text:style-name="T3">.*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9.21cm" svg:y1="2.702cm" svg:x2="17.998cm" svg:y2="1.8cm" draw:start-shape="id106" draw:start-glue-point="3" draw:end-shape="id107" draw:end-glue-point="1" svg:d="M19210 2702c-907 0-302-902-1212-902" svg:viewBox="0 0 1213 903">
          <text:p/>
        </draw:connector>
        <draw:custom-shape draw:style-name="gr255" draw:text-style-name="P3" draw:layer="layout" svg:width="3.492cm" svg:height="0.4cm" svg:x="14.507cm" svg:y="7.599cm">
          <text:p text:style-name="P11"><text:span text:style-name="T3"><text:s text:c="6"/></text:span><text:span text:style-name="T3">.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4" draw:layer="layout" svg:width="3.492cm" svg:height="0.4cm" svg:x="14.507cm" svg:y="9.2cm">
          <text:p text:style-name="P11"><text:span text:style-name="T3"><text:s text:c="6"/></text:span><text:span text:style-name="T3">.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4" draw:layer="layout" svg:width="3.492cm" svg:height="0.4cm" svg:x="14.507cm" svg:y="7.999cm">
          <text:p text:style-name="P11"><text:span text:style-name="T3"><text:s text:c="9"/></text:span><text:span text:style-name="T3">.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4" draw:layer="layout" svg:width="3.492cm" svg:height="0.4cm" svg:x="14.507cm" svg:y="8.4cm">
          <text:p text:style-name="P11"><text:span text:style-name="T3"><text:s text:c="9"/></text:span><text:span text:style-name="T3">.fu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4" draw:layer="layout" svg:width="3.492cm" svg:height="0.4cm" svg:x="14.507cm" svg:y="8.8cm">
          <text:p text:style-name="P11"><text:span text:style-name="T3"><text:s text:c="9"/></text:span><text:span text:style-name="T3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" xml:id="id109" draw:id="id109" draw:layer="layout" svg:width="9.5cm" svg:height="6cm" svg:x="1.6cm" svg:y="11.8cm">
          <text:p text:style-name="P11"><text:span text:style-name="T2">usb_stor_probe2</text:span></text:p>
          <text:p text:style-name="P11"><text:span text:style-name="T3"><text:s text:c="3"/></text:span><text:span text:style-name="T3">.usb_stor_acquire_resources(us);</text:span></text:p>
          <text:p text:style-name="P11"><text:span text:style-name="T3"><text:s text:c="6"/></text:span><text:span text:style-name="T3">.kthread_run(usb_stor_control_thread, us, "usb-storage");&lt;&lt;end</text:span></text:p>
          <text:p text:style-name="P11"><text:span text:style-name="T3"><text:s text:c="9"/></text:span><text:span text:style-name="T3">.wait_for_completion_interruptible(</text:span><text:span text:style-name="T6">&amp;us-&gt;cmnd_ready</text:span><text:span text:style-name="T3">)//5</text:span></text:p>
          <text:p text:style-name="P13"><text:span text:style-name="T3"><text:s text:c="9"/></text:span><text:span text:style-name="T3">.</text:span><text:span text:style-name="T7">fill_inquiry_response(us, data_ptr, 36);</text:span></text:p>
          <text:p text:style-name="P13"><text:span text:style-name="T3"><text:s text:c="9"/></text:span><text:span text:style-name="T3">.</text:span><text:span text:style-name="T7">us-&gt;srb-&gt;result = SAM_STAT_GOOD;</text:span></text:p>
          <text:p text:style-name="P11"><text:span text:style-name="T8"><text:s text:c="9"/></text:span><text:span text:style-name="T8">.us-&gt;proto_handler(us-&gt;srb, us);</text:span></text:p>
          <text:p text:style-name="P11"><text:span text:style-name="T3"><text:s text:c="9"/></text:span><text:span text:style-name="T4">.us-&gt;srb-&gt;scsi_done(us-&gt;srb);</text:span></text:p>
          <text:p text:style-name="P11"><text:span text:style-name="T3"><text:s text:c="9"/></text:span><text:span text:style-name="T4">.complete(&amp;(us-&gt;notify));//if TIMEOUT,wakeup Abort thread</text:span></text:p>
          <text:p text:style-name="P11"><text:span text:style-name="T3"><text:s text:c="3"/></text:span><text:span text:style-name="T3">.</text:span><text:span text:style-name="T4">scsi_add_host(us_to_host(us), dev);//2</text:span></text:p>
          <text:p text:style-name="P11"><text:span text:style-name="T3"><text:s text:c="3"/></text:span><text:span text:style-name="T3">.queue_delayed_work( &amp;us-&gt;scan_dwork)&lt;&lt;end</text:span></text:p>
          <text:p text:style-name="P11"><text:span text:style-name="T3"><text:s text:c="6"/></text:span><text:span text:style-name="T3">.usb_stor_scan_dwork</text:span></text:p>
          <text:p text:style-name="P13"><text:span text:style-name="T3"><text:s text:c="9"/></text:span><text:span text:style-name="T3">.</text:span><text:span text:style-name="T7">scsi_scan_host(us_to_host(us))</text:span><text:span text:style-name="T3">;&lt;&lt;end//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4" xml:id="id108" draw:id="id108" draw:layer="layout" svg:width="9.6cm" svg:height="3.827cm" svg:x="1.6cm" svg:y="7.5cm">
          <text:p text:style-name="P11"><text:span text:style-name="T2">usb_stor_probe1</text:span></text:p>
          <text:p text:style-name="P11"><text:span text:style-name="T4"><text:s text:c="3"/></text:span><text:span text:style-name="T4">.scsi_host_alloc()//1</text:span></text:p>
          <text:p text:style-name="P11"><text:span text:style-name="T3"><text:s text:c="3"/></text:span><text:span text:style-name="T3">.INIT_DELAYED_WORK(&amp;us-&gt;scan_dwork, usb_stor_scan_dwork);</text:span></text:p>
          <text:p text:style-name="P11"><text:span text:style-name="T3"><text:s text:c="3"/></text:span><text:span text:style-name="T3">.result = associate_dev(us, intf);</text:span></text:p>
          <text:p text:style-name="P11"><text:span text:style-name="T3"><text:s text:c="6"/></text:span><text:span text:style-name="T3">.us-&gt;iobuf = usb_alloc_coherent(us-&gt;pusb_dev, <text:s/>&amp;us-&gt;iobuf_dma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svg:x1="6.4cm" svg:y1="11.327cm" svg:x2="6.35cm" svg:y2="11.8cm" draw:start-shape="id108" draw:start-glue-point="2" draw:end-shape="id109" draw:end-glue-point="0" svg:d="M6400 11327v237h-50v236" svg:viewBox="0 0 51 474">
          <text:p/>
        </draw:connector>
        <draw:custom-shape draw:style-name="gr262" draw:text-style-name="P4" xml:id="id110" draw:id="id110" draw:layer="layout" svg:width="9.5cm" svg:height="2.027cm" svg:x="1.6cm" svg:y="18.373cm">
          <text:p text:style-name="P11"><text:span text:style-name="T2">queuecommand</text:span></text:p>
          <text:p text:style-name="P11"><text:span text:style-name="T3"><text:s text:c="3"/></text:span><text:span text:style-name="T3">.srb-&gt;scsi_done = done;</text:span></text:p>
          <text:p text:style-name="P11"><text:span text:style-name="T3"><text:s text:c="3"/></text:span><text:span text:style-name="T3">.us-&gt;srb = srb;</text:span></text:p>
          <text:p text:style-name="P13"><text:span text:style-name="T4"><text:s text:c="3"/></text:span><text:span text:style-name="T4">.</text:span><text:span text:style-name="T9">complete(&amp;</text:span><text:span text:style-name="T6">us-&gt;cmnd_ready);//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svg:x1="6.35cm" svg:y1="17.8cm" svg:x2="6.35cm" svg:y2="18.373cm" draw:start-shape="id109" draw:start-glue-point="2" draw:end-shape="id110" draw:end-glue-point="0" svg:d="M6350 17800v573" svg:viewBox="0 0 1 574">
          <text:p/>
        </draw:connector>
        <draw:custom-shape draw:style-name="gr263" draw:text-style-name="P3" draw:layer="layout" svg:width="3.492cm" svg:height="0.4cm" svg:x="19.207cm" svg:y="5.198cm">
          <text:p text:style-name="P11"><text:span text:style-name="T3">struct scsi_host_temp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" draw:layer="layout" svg:width="3.492cm" svg:height="0.4cm" svg:x="19.207cm" svg:y="5.599cm">
          <text:p text:style-name="P11"><text:span text:style-name="T3"><text:s text:c="3"/></text:span><text:span text:style-name="T3">.queue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4" draw:layer="layout" svg:width="3.492cm" svg:height="0.4cm" svg:x="19.207cm" svg:y="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5" draw:layer="layout" svg:width="3.492cm" svg:height="0.4cm" svg:x="19.208cm" svg:y="4.799cm">
          <text:p text:style-name="P11"><text:span text:style-name="T4">usb_stor_host_temp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111" draw:id="id111" draw:layer="layout" svg:width="3.492cm" svg:height="0.4cm" svg:x="14.507cm" svg:y="6.8cm">
          <text:p text:style-name="P11"><text:span text:style-name="T3"><text:s text:c="3"/></text:span><text:span text:style-name="T3">.s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3" xml:id="id112" draw:id="id112" draw:layer="layout" svg:width="3.492cm" svg:height="0.4cm" svg:x="19.208cm" svg:y="6.599cm">
          <text:p text:style-name="P11"><text:span text:style-name="T3">struct scsi_cm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4" xml:id="id113" draw:id="id113" draw:layer="layout" svg:width="3.492cm" svg:height="0.4cm" svg:x="19.208cm" svg:y="7cm">
          <text:p text:style-name="P11"><text:span text:style-name="T3"><text:s text:c="3"/></text:span><text:span text:style-name="T3">.*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4" xml:id="id117" draw:id="id117" draw:layer="layout" svg:width="3.492cm" svg:height="0.4cm" svg:x="19.208cm" svg:y="7.401cm">
          <text:p text:style-name="P11"><text:span text:style-name="T3"><text:s text:c="3"/></text:span><text:span text:style-name="T3">.*host_scrib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17.999cm" svg:y1="7cm" svg:x2="19.208cm" svg:y2="6.799cm" draw:start-shape="id111" draw:start-glue-point="1" draw:end-shape="id112" draw:end-glue-point="3" svg:d="M17999 7000c907 0 303-201 1209-201" svg:viewBox="0 0 1210 202">
          <text:p/>
        </draw:connector>
        <draw:custom-shape draw:style-name="gr271" draw:text-style-name="P3" xml:id="id114" draw:id="id114" draw:layer="layout" svg:width="3.492cm" svg:height="0.4cm" svg:x="19.209cm" svg:y="8.3cm">
          <text:p text:style-name="P11"><text:span text:style-name="T3">struct scsi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" xml:id="id115" draw:id="id115" draw:layer="layout" svg:width="3.492cm" svg:height="0.4cm" svg:x="19.209cm" svg:y="8.701cm">
          <text:p text:style-name="P11"><text:span text:style-name="T3"><text:s text:c="3"/></text:span><text:span text:style-name="T3">.*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4" draw:layer="layout" svg:width="3.492cm" svg:height="0.4cm" svg:x="19.209cm" svg:y="9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curve" svg:x1="22.7cm" svg:y1="7.2cm" svg:x2="22.701cm" svg:y2="8.5cm" draw:start-shape="id113" draw:start-glue-point="1" draw:end-shape="id114" draw:end-glue-point="1" svg:d="M22700 7200c754 0 754 1300 1 1300" svg:viewBox="0 0 567 1301">
          <text:p/>
        </draw:connector>
        <draw:connector draw:style-name="gr30" draw:text-style-name="P6" draw:layer="layout" draw:type="curve" svg:x1="19.209cm" svg:y1="8.901cm" svg:x2="17.998cm" svg:y2="4.997cm" draw:start-shape="id115" draw:start-glue-point="3" draw:end-shape="id116" draw:end-glue-point="1" svg:d="M19209 8901c-907 0-302-3904-1211-3904" svg:viewBox="0 0 1212 3905">
          <text:p/>
        </draw:connector>
        <draw:connector draw:style-name="gr30" draw:text-style-name="P6" draw:layer="layout" draw:type="curve" svg:x1="19.208cm" svg:y1="7.601cm" svg:x2="17.998cm" svg:y2="6.6cm" draw:start-shape="id117" draw:start-glue-point="3" draw:end-shape="id103" draw:end-glue-point="1" svg:d="M19208 7601c-906 0-301-1001-1210-1001" svg:viewBox="0 0 1211 1002">
          <text:p/>
        </draw:connector>
        <draw:custom-shape draw:style-name="gr274" draw:text-style-name="P4" xml:id="id118" draw:id="id118" draw:layer="layout" svg:width="9.5cm" svg:height="4.3cm" svg:x="12.3cm" svg:y="11.9cm">
          <text:p text:style-name="P11"><text:span text:style-name="T8">us-&gt;proto_handler(us-&gt;srb, us)=</text:span></text:p>
          <text:p text:style-name="P11"><text:span text:style-name="T8">usb_stor_transparent_scsi_command</text:span></text:p>
          <text:p text:style-name="P11"><text:span text:style-name="T3"><text:s text:c="3"/></text:span><text:span text:style-name="T3">.usb_stor_invoke_transport(srb, us);&lt;&lt;end</text:span></text:p>
          <text:p text:style-name="P11"><text:span text:style-name="T3"><text:s text:c="6"/></text:span><text:span text:style-name="T3">.result = us-&gt;transport(srb, us);//usb_stor_Bulk_transport()</text:span></text:p>
          <text:p text:style-name="P11"><text:span text:style-name="T3"><text:s text:c="9"/></text:span><text:span text:style-name="T3">.usb_stor_bulk_transfer_buf()</text:span></text:p>
          <text:p text:style-name="P11"><text:span text:style-name="T3"><text:s text:c="12"/></text:span><text:span text:style-name="T3">.usb_fill_bulk_urb()</text:span></text:p>
          <text:p text:style-name="P11"><text:span text:style-name="T3"><text:s text:c="15"/></text:span><text:span text:style-name="T3">.urb-&gt;complete=</text:span><text:span text:style-name="T10">usb_stor_blocking_completion</text:span></text:p>
          <text:p text:style-name="P11"><text:span text:style-name="T3"><text:s text:c="12"/></text:span><text:span text:style-name="T3">.usb_stor_msg_common(us, 0);</text:span></text:p>
          <text:p text:style-name="P11"><text:span text:style-name="T3"><text:s text:c="12"/></text:span><text:span text:style-name="T3">.interpret_urb_result()&lt;&lt;end</text:span></text:p>
          <text:p text:style-name="P11"><text:span text:style-name="T3"><text:s text:c="6"/></text:span><text:span text:style-name="T3">.srb-&gt;result = SAM_STAT_GOOD;</text:span></text:p>
          <text:p text:style-name="P1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3" draw:text-style-name="P6" draw:layer="layout" svg:x1="11.1cm" svg:y1="14.8cm" svg:x2="12.3cm" svg:y2="14.05cm" draw:start-shape="id109" draw:end-shape="id118" draw:end-glue-point="3" svg:d="M11100 14800h601v-750h599" svg:viewBox="0 0 1201 751">
          <text:p/>
        </draw:connector>
        <draw:line draw:style-name="gr224" draw:text-style-name="P6" draw:layer="measurelines" svg:x1="2.6cm" svg:y1="10.7cm" svg:x2="2.6cm" svg:y2="1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4DT12H9M16S</meta:editing-duration>
    <meta:editing-cycles>632</meta:editing-cycles>
    <meta:generator>LibreOffice/5.1.2.2$Linux_X86_64 LibreOffice_project/10m0$Build-2</meta:generator>
    <meta:initial-creator>fhy </meta:initial-creator>
    <dc:date>2016-06-05T12:25:26.146825168</dc:date>
    <meta:document-statistic meta:object-count="346"/>
  </office:meta>
</office:document-meta>
</file>